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7.25cm"/>
    </style:style>
    <style:style style:name="Table9.B" style:family="table-column">
      <style:table-column-properties style:column-width="9.76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7.25cm"/>
    </style:style>
    <style:style style:name="Table10.B" style:family="table-column">
      <style:table-column-properties style:column-width="9.76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7.25cm"/>
    </style:style>
    <style:style style:name="Table11.B" style:family="table-column">
      <style:table-column-properties style:column-width="9.76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7.25cm"/>
    </style:style>
    <style:style style:name="Table13.B" style:family="table-column">
      <style:table-column-properties style:column-width="9.763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473cm" fo:margin-left="-1.233cm" table:align="left"/>
    </style:style>
    <style:style style:name="Table14.A" style:family="table-column">
      <style:table-column-properties style:column-width="15.822cm"/>
    </style:style>
    <style:style style:name="Table14.B" style:family="table-column">
      <style:table-column-properties style:column-width="3.651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7.25cm"/>
    </style:style>
    <style:style style:name="Table16.B" style:family="table-column">
      <style:table-column-properties style:column-width="9.763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7.25cm"/>
    </style:style>
    <style:style style:name="Table17.B" style:family="table-column">
      <style:table-column-properties style:column-width="9.763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7.25cm"/>
    </style:style>
    <style:style style:name="Table19.B" style:family="table-column">
      <style:table-column-properties style:column-width="9.763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124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3.992cm"/>
    </style:style>
    <style:style style:name="Table1.C" style:family="table-column">
      <style:table-column-properties style:column-width="8.46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15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3.992cm"/>
    </style:style>
    <style:style style:name="Table2.C" style:family="table-column">
      <style:table-column-properties style:column-width="8.4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203cm" fo:margin-left="-0.016cm" table:align="left"/>
    </style:style>
    <style:style style:name="Table3.A" style:family="table-column">
      <style:table-column-properties style:column-width="5.689cm"/>
    </style:style>
    <style:style style:name="Table3.B" style:family="table-column">
      <style:table-column-properties style:column-width="3.995cm"/>
    </style:style>
    <style:style style:name="Table3.C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23cm" fo:margin-left="-0.016cm" table:align="left"/>
    </style:style>
    <style:style style:name="Table4.A" style:family="table-column">
      <style:table-column-properties style:column-width="5.689cm"/>
    </style:style>
    <style:style style:name="Table4.B" style:family="table-column">
      <style:table-column-properties style:column-width="5.662cm"/>
    </style:style>
    <style:style style:name="Table4.C" style:family="table-column">
      <style:table-column-properties style:column-width="6.87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039cm" fo:margin-left="-0.016cm" table:align="left"/>
    </style:style>
    <style:style style:name="Table20.A" style:family="table-column">
      <style:table-column-properties style:column-width="5.689cm"/>
    </style:style>
    <style:style style:name="Table20.B" style:family="table-column">
      <style:table-column-properties style:column-width="5.66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39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2.566cm"/>
    </style:style>
    <style:style style:name="Table6.C" style:family="table-column">
      <style:table-column-properties style:column-width="9.07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5.666cm"/>
    </style:style>
    <style:style style:name="Table7.B" style:family="table-column">
      <style:table-column-properties style:column-width="3.754cm"/>
    </style:style>
    <style:style style:name="Table7.C" style:family="table-column">
      <style:table-column-properties style:column-width="7.59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5.666cm"/>
    </style:style>
    <style:style style:name="Table8.B" style:family="table-column">
      <style:table-column-properties style:column-width="3.674cm"/>
    </style:style>
    <style:style style:name="Table8.C" style:family="table-column">
      <style:table-column-properties style:column-width="7.67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65cm" fo:margin-left="0cm" table:align="left"/>
    </style:style>
    <style:style style:name="Table18.A" style:family="table-column">
      <style:table-column-properties style:column-width="5.666cm"/>
    </style:style>
    <style:style style:name="Table18.B" style:family="table-column">
      <style:table-column-properties style:column-width="3.648cm"/>
    </style:style>
    <style:style style:name="Table18.C" style:family="table-column">
      <style:table-column-properties style:column-width="8.6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3.212cm"/>
    </style:style>
    <style:style style:name="Table15.B" style:family="table-column">
      <style:table-column-properties style:column-width="5.283cm"/>
    </style:style>
    <style:style style:name="Table15.C" style:family="table-column">
      <style:table-column-properties style:column-width="4.258cm"/>
    </style:style>
    <style:style style:name="Table15.D" style:family="table-column">
      <style:table-column-properties style:column-width="4.26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fo:font-weight="bold" officeooo:rsid="001442e3" officeooo:paragraph-rsid="00673c73" style:font-weight-asian="bold" style:font-weight-complex="bold"/>
    </style:style>
    <style:style style:name="P2" style:family="paragraph" style:parent-style-name="Standard">
      <style:text-properties fo:color="#000000" fo:font-weight="bold" officeooo:rsid="0019c7d2" officeooo:paragraph-rsid="00673c73" style:font-weight-asian="bold" style:font-weight-complex="bold"/>
    </style:style>
    <style:style style:name="P3" style:family="paragraph" style:parent-style-name="Standard">
      <style:text-properties fo:color="#000000" fo:font-weight="bold" officeooo:rsid="0019c7d2" officeooo:paragraph-rsid="00ac6f0f" style:font-weight-asian="bold" style:font-weight-complex="bold"/>
    </style:style>
    <style:style style:name="P4" style:family="paragraph" style:parent-style-name="Standard">
      <style:text-properties fo:color="#000000" fo:font-weight="bold" officeooo:rsid="0021c8ce" officeooo:paragraph-rsid="00ac9293" style:font-weight-asian="bold" style:font-weight-complex="bold"/>
    </style:style>
    <style:style style:name="P5" style:family="paragraph" style:parent-style-name="Standard">
      <style:text-properties fo:color="#000000" fo:font-weight="bold" officeooo:rsid="0106959a" officeooo:paragraph-rsid="0107f89d" style:font-weight-asian="bold" style:font-weight-complex="bold"/>
    </style:style>
    <style:style style:name="P6" style:family="paragraph" style:parent-style-name="Standard">
      <style:text-properties fo:color="#000000" fo:font-weight="normal" officeooo:rsid="006aa904" officeooo:paragraph-rsid="00673c73" style:font-weight-asian="normal" style:font-weight-complex="normal"/>
    </style:style>
    <style:style style:name="P7" style:family="paragraph" style:parent-style-name="Standard">
      <style:text-properties officeooo:paragraph-rsid="00ac6f0f"/>
    </style:style>
    <style:style style:name="P8" style:family="paragraph" style:parent-style-name="Text_20_body">
      <style:paragraph-properties fo:text-align="justify" style:justify-single-word="false"/>
      <style:text-properties officeooo:paragraph-rsid="0002dd36"/>
    </style:style>
    <style:style style:name="P9" style:family="paragraph" style:parent-style-name="Text_20_body">
      <style:paragraph-properties fo:text-align="justify" style:justify-single-word="false"/>
      <style:text-properties officeooo:paragraph-rsid="0003b2be"/>
    </style:style>
    <style:style style:name="P10" style:family="paragraph" style:parent-style-name="Text_20_body">
      <style:paragraph-properties fo:text-align="justify" style:justify-single-word="false"/>
      <style:text-properties officeooo:paragraph-rsid="00b8620d"/>
    </style:style>
    <style:style style:name="P11" style:family="paragraph" style:parent-style-name="Text_20_body">
      <style:text-properties officeooo:rsid="0002dd36"/>
    </style:style>
    <style:style style:name="P12" style:family="paragraph" style:parent-style-name="Text_20_body">
      <style:paragraph-properties fo:text-align="justify" style:justify-single-word="false"/>
      <style:text-properties officeooo:rsid="0002dd36" officeooo:paragraph-rsid="0002dd36"/>
    </style:style>
    <style:style style:name="P13" style:family="paragraph" style:parent-style-name="Text_20_body">
      <style:paragraph-properties fo:text-align="justify" style:justify-single-word="false"/>
      <style:text-properties officeooo:rsid="0002dd36" officeooo:paragraph-rsid="00b8620d"/>
    </style:style>
    <style:style style:name="P14" style:family="paragraph" style:parent-style-name="Text_20_body">
      <style:paragraph-properties fo:text-align="justify" style:justify-single-word="false"/>
      <style:text-properties officeooo:rsid="0002dd36" officeooo:paragraph-rsid="00b8ba33"/>
    </style:style>
    <style:style style:name="P15" style:family="paragraph" style:parent-style-name="Text_20_body">
      <style:paragraph-properties fo:text-align="justify" style:justify-single-word="false"/>
      <style:text-properties officeooo:rsid="0003b2be" officeooo:paragraph-rsid="0003b2be"/>
    </style:style>
    <style:style style:name="P16" style:family="paragraph" style:parent-style-name="Text_20_body">
      <style:text-properties officeooo:rsid="000648b5"/>
    </style:style>
    <style:style style:name="P17" style:family="paragraph" style:parent-style-name="Text_20_body">
      <style:paragraph-properties fo:text-align="justify" style:justify-single-word="false"/>
      <style:text-properties officeooo:rsid="002f3d62" officeooo:paragraph-rsid="0002dd36"/>
    </style:style>
    <style:style style:name="P18" style:family="paragraph" style:parent-style-name="Text_20_body">
      <style:text-properties officeooo:rsid="0035e6da" officeooo:paragraph-rsid="00673c73"/>
    </style:style>
    <style:style style:name="P19" style:family="paragraph" style:parent-style-name="Text_20_body">
      <style:text-properties fo:color="#000000" fo:font-weight="bold" officeooo:rsid="00120519" officeooo:paragraph-rsid="00673c73" style:font-weight-asian="bold" style:font-weight-complex="bold"/>
    </style:style>
    <style:style style:name="P20" style:family="paragraph" style:parent-style-name="Text_20_body">
      <style:text-properties fo:color="#000000" fo:font-weight="bold" officeooo:rsid="0014782e" officeooo:paragraph-rsid="00673c73" style:font-weight-asian="bold" style:font-weight-complex="bold"/>
    </style:style>
    <style:style style:name="P21" style:family="paragraph" style:parent-style-name="Text_20_body">
      <style:text-properties fo:color="#000000" fo:font-weight="bold" officeooo:rsid="0041d6e6" officeooo:paragraph-rsid="00673c73" style:font-weight-asian="bold" style:font-weight-complex="bold"/>
    </style:style>
    <style:style style:name="P22" style:family="paragraph" style:parent-style-name="Text_20_body">
      <style:text-properties fo:color="#000000" fo:font-weight="bold" officeooo:rsid="001442e3" officeooo:paragraph-rsid="00673c73" style:font-weight-asian="bold" style:font-weight-complex="bold"/>
    </style:style>
    <style:style style:name="P23" style:family="paragraph" style:parent-style-name="Text_20_body">
      <style:text-properties fo:color="#000000" fo:font-weight="bold" officeooo:rsid="001442e3" officeooo:paragraph-rsid="008ffcd9" style:font-weight-asian="bold" style:font-weight-complex="bold"/>
    </style:style>
    <style:style style:name="P24" style:family="paragraph" style:parent-style-name="Text_20_body">
      <style:text-properties fo:color="#000000" fo:font-weight="bold" officeooo:rsid="001442e3" officeooo:paragraph-rsid="0107f89d" style:font-weight-asian="bold" style:font-weight-complex="bold"/>
    </style:style>
    <style:style style:name="P25" style:family="paragraph" style:parent-style-name="Text_20_body">
      <style:text-properties fo:color="#000000" fo:font-weight="bold" officeooo:rsid="008ffcd9" officeooo:paragraph-rsid="008ffcd9" style:font-weight-asian="bold" style:font-weight-complex="bold"/>
    </style:style>
    <style:style style:name="P26" style:family="paragraph" style:parent-style-name="Text_20_body">
      <style:text-properties fo:color="#000000" fo:font-weight="bold" officeooo:rsid="006d9d46" officeooo:paragraph-rsid="00673c73" style:font-weight-asian="bold" style:font-weight-complex="bold"/>
    </style:style>
    <style:style style:name="P27" style:family="paragraph" style:parent-style-name="Text_20_body">
      <style:text-properties fo:color="#000000" fo:font-weight="normal" officeooo:rsid="0099ca34" officeooo:paragraph-rsid="0107f89d" style:font-weight-asian="normal" style:font-weight-complex="normal"/>
    </style:style>
    <style:style style:name="P28" style:family="paragraph" style:parent-style-name="Text_20_body">
      <style:text-properties officeooo:paragraph-rsid="00673c73"/>
    </style:style>
    <style:style style:name="P29" style:family="paragraph" style:parent-style-name="Text_20_body">
      <style:text-properties officeooo:paragraph-rsid="00d7944b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b8620d" officeooo:paragraph-rsid="00b8620d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b8ba33" officeooo:paragraph-rsid="00b8ba33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bdaa85" officeooo:paragraph-rsid="00bdaa85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808080" fo:font-weight="bold" officeooo:rsid="00b8620d" officeooo:paragraph-rsid="00b8620d" style:font-weight-asian="bold" style:font-weight-complex="bold"/>
    </style:style>
    <style:style style:name="P34" style:family="paragraph" style:parent-style-name="Table_20_Contents">
      <style:text-properties fo:color="#4c4c4c" fo:font-weight="bold" officeooo:rsid="00149ad2" officeooo:paragraph-rsid="00673c73" style:font-weight-asian="bold" style:font-weight-complex="bold"/>
    </style:style>
    <style:style style:name="P35" style:family="paragraph" style:parent-style-name="Table_20_Contents">
      <style:text-properties fo:color="#4c4c4c" fo:font-weight="bold" officeooo:rsid="00149ad2" officeooo:paragraph-rsid="00ac6f0f" style:font-weight-asian="bold" style:font-weight-complex="bold"/>
    </style:style>
    <style:style style:name="P36" style:family="paragraph" style:parent-style-name="Table_20_Contents">
      <style:text-properties fo:color="#4c4c4c" fo:font-weight="bold" officeooo:rsid="00149ad2" officeooo:paragraph-rsid="00ac9293" style:font-weight-asian="bold" style:font-weight-complex="bold"/>
    </style:style>
    <style:style style:name="P37" style:family="paragraph" style:parent-style-name="Table_20_Contents">
      <style:text-properties fo:color="#4c4c4c" fo:font-weight="bold" officeooo:rsid="00149ad2" officeooo:paragraph-rsid="00d7944b" style:font-weight-asian="bold" style:font-weight-complex="bold"/>
    </style:style>
    <style:style style:name="P38" style:family="paragraph" style:parent-style-name="Table_20_Contents">
      <style:text-properties fo:color="#4c4c4c" fo:font-weight="bold" officeooo:rsid="00149ad2" officeooo:paragraph-rsid="0107f89d" style:font-weight-asian="bold" style:font-weight-complex="bold"/>
    </style:style>
    <style:style style:name="P39" style:family="paragraph" style:parent-style-name="Table_20_Contents">
      <style:text-properties officeooo:rsid="0014af69" officeooo:paragraph-rsid="00673c73"/>
    </style:style>
    <style:style style:name="P40" style:family="paragraph" style:parent-style-name="Table_20_Contents">
      <style:text-properties officeooo:rsid="0014af69" officeooo:paragraph-rsid="00ac6f0f"/>
    </style:style>
    <style:style style:name="P41" style:family="paragraph" style:parent-style-name="Table_20_Contents">
      <style:text-properties officeooo:rsid="0016862a" officeooo:paragraph-rsid="00673c73"/>
    </style:style>
    <style:style style:name="P42" style:family="paragraph" style:parent-style-name="Table_20_Contents">
      <style:text-properties officeooo:rsid="00363d03" officeooo:paragraph-rsid="00673c73"/>
    </style:style>
    <style:style style:name="P43" style:family="paragraph" style:parent-style-name="Table_20_Contents">
      <style:text-properties officeooo:rsid="0037f2ca" officeooo:paragraph-rsid="00673c73"/>
    </style:style>
    <style:style style:name="P44" style:family="paragraph" style:parent-style-name="Table_20_Contents">
      <style:text-properties officeooo:rsid="003a691f" officeooo:paragraph-rsid="00673c73"/>
    </style:style>
    <style:style style:name="P45" style:family="paragraph" style:parent-style-name="Table_20_Contents">
      <style:text-properties officeooo:rsid="003b47ee" officeooo:paragraph-rsid="00673c73"/>
    </style:style>
    <style:style style:name="P46" style:family="paragraph" style:parent-style-name="Table_20_Contents">
      <style:text-properties officeooo:rsid="003e83c2" officeooo:paragraph-rsid="00673c73"/>
    </style:style>
    <style:style style:name="P47" style:family="paragraph" style:parent-style-name="Table_20_Contents">
      <style:text-properties officeooo:rsid="00401841" officeooo:paragraph-rsid="00673c73"/>
    </style:style>
    <style:style style:name="P48" style:family="paragraph" style:parent-style-name="Table_20_Contents">
      <style:text-properties officeooo:rsid="0051f4d3" officeooo:paragraph-rsid="00673c73"/>
    </style:style>
    <style:style style:name="P49" style:family="paragraph" style:parent-style-name="Table_20_Contents">
      <style:text-properties officeooo:rsid="00533771" officeooo:paragraph-rsid="00673c73"/>
    </style:style>
    <style:style style:name="P50" style:family="paragraph" style:parent-style-name="Table_20_Contents">
      <style:text-properties officeooo:rsid="0041d6e6" officeooo:paragraph-rsid="00673c73"/>
    </style:style>
    <style:style style:name="P51" style:family="paragraph" style:parent-style-name="Table_20_Contents">
      <style:text-properties officeooo:rsid="0041d6e6" officeooo:paragraph-rsid="0107f89d"/>
    </style:style>
    <style:style style:name="P52" style:family="paragraph" style:parent-style-name="Table_20_Contents">
      <style:text-properties officeooo:rsid="0041d6e6" officeooo:paragraph-rsid="01090c3c"/>
    </style:style>
    <style:style style:name="P53" style:family="paragraph" style:parent-style-name="Table_20_Contents">
      <style:text-properties officeooo:rsid="0018b285" officeooo:paragraph-rsid="00673c73"/>
    </style:style>
    <style:style style:name="P54" style:family="paragraph" style:parent-style-name="Table_20_Contents">
      <style:text-properties officeooo:rsid="0019c7d2" officeooo:paragraph-rsid="00673c73"/>
    </style:style>
    <style:style style:name="P55" style:family="paragraph" style:parent-style-name="Table_20_Contents">
      <style:text-properties officeooo:rsid="0050e098" officeooo:paragraph-rsid="00673c73"/>
    </style:style>
    <style:style style:name="P56" style:family="paragraph" style:parent-style-name="Table_20_Contents">
      <style:text-properties officeooo:rsid="005350a8" officeooo:paragraph-rsid="00673c73"/>
    </style:style>
    <style:style style:name="P57" style:family="paragraph" style:parent-style-name="Table_20_Contents">
      <style:text-properties officeooo:rsid="005350a8" officeooo:paragraph-rsid="00ac6f0f"/>
    </style:style>
    <style:style style:name="P58" style:family="paragraph" style:parent-style-name="Table_20_Contents">
      <style:text-properties officeooo:rsid="00559f43" officeooo:paragraph-rsid="00ac9293"/>
    </style:style>
    <style:style style:name="P59" style:family="paragraph" style:parent-style-name="Table_20_Contents">
      <style:text-properties officeooo:rsid="00568b44" officeooo:paragraph-rsid="00ac9293"/>
    </style:style>
    <style:style style:name="P60" style:family="paragraph" style:parent-style-name="Table_20_Contents">
      <style:text-properties officeooo:rsid="0057d1de" officeooo:paragraph-rsid="00ac9293"/>
    </style:style>
    <style:style style:name="P61" style:family="paragraph" style:parent-style-name="Table_20_Contents">
      <style:text-properties officeooo:rsid="0020e8fa" officeooo:paragraph-rsid="00673c73"/>
    </style:style>
    <style:style style:name="P62" style:family="paragraph" style:parent-style-name="Table_20_Contents">
      <style:text-properties officeooo:rsid="0020e8fa" officeooo:paragraph-rsid="00d7944b"/>
    </style:style>
    <style:style style:name="P63" style:family="paragraph" style:parent-style-name="Table_20_Contents">
      <style:text-properties officeooo:rsid="002645d8" officeooo:paragraph-rsid="00673c73"/>
    </style:style>
    <style:style style:name="P64" style:family="paragraph" style:parent-style-name="Table_20_Contents">
      <style:text-properties officeooo:rsid="002645d8" officeooo:paragraph-rsid="00d7944b"/>
    </style:style>
    <style:style style:name="P65" style:family="paragraph" style:parent-style-name="Table_20_Contents">
      <style:text-properties officeooo:rsid="0044a876" officeooo:paragraph-rsid="00673c73"/>
    </style:style>
    <style:style style:name="P66" style:family="paragraph" style:parent-style-name="Table_20_Contents">
      <style:text-properties officeooo:rsid="0026f277" officeooo:paragraph-rsid="00673c73"/>
    </style:style>
    <style:style style:name="P67" style:family="paragraph" style:parent-style-name="Table_20_Contents">
      <style:text-properties officeooo:rsid="0021c8ce" officeooo:paragraph-rsid="00673c73"/>
    </style:style>
    <style:style style:name="P68" style:family="paragraph" style:parent-style-name="Table_20_Contents">
      <style:text-properties officeooo:rsid="004522d9" officeooo:paragraph-rsid="00673c73"/>
    </style:style>
    <style:style style:name="P69" style:family="paragraph" style:parent-style-name="Table_20_Contents">
      <style:text-properties officeooo:rsid="004719f7" officeooo:paragraph-rsid="00673c73"/>
    </style:style>
    <style:style style:name="P70" style:family="paragraph" style:parent-style-name="Table_20_Contents">
      <style:text-properties officeooo:paragraph-rsid="00673c73"/>
    </style:style>
    <style:style style:name="P71" style:family="paragraph" style:parent-style-name="Table_20_Contents">
      <style:text-properties fo:font-weight="bold" officeooo:rsid="00752ec0" officeooo:paragraph-rsid="00752ec0" style:font-weight-asian="bold" style:font-weight-complex="bold"/>
    </style:style>
    <style:style style:name="P72" style:family="paragraph" style:parent-style-name="Table_20_Contents">
      <style:text-properties fo:font-weight="bold" officeooo:rsid="00752ec0" officeooo:paragraph-rsid="007bfd12" style:font-weight-asian="bold" style:font-weight-complex="bold"/>
    </style:style>
    <style:style style:name="P73" style:family="paragraph" style:parent-style-name="Table_20_Contents">
      <style:text-properties fo:font-weight="bold" officeooo:rsid="00752ec0" officeooo:paragraph-rsid="0085af55" style:font-weight-asian="bold" style:font-weight-complex="bold"/>
    </style:style>
    <style:style style:name="P74" style:family="paragraph" style:parent-style-name="Table_20_Contents">
      <style:text-properties fo:font-weight="bold" officeooo:rsid="00752ec0" officeooo:paragraph-rsid="00a899fe" style:font-weight-asian="bold" style:font-weight-complex="bold"/>
    </style:style>
    <style:style style:name="P75" style:family="paragraph" style:parent-style-name="Table_20_Contents">
      <style:text-properties fo:font-weight="bold" officeooo:rsid="00752ec0" officeooo:paragraph-rsid="00b37775" style:font-weight-asian="bold" style:font-weight-complex="bold"/>
    </style:style>
    <style:style style:name="P76" style:family="paragraph" style:parent-style-name="Table_20_Contents">
      <style:text-properties fo:font-weight="bold" officeooo:rsid="00752ec0" officeooo:paragraph-rsid="00cee0e5" style:font-weight-asian="bold" style:font-weight-complex="bold"/>
    </style:style>
    <style:style style:name="P77" style:family="paragraph" style:parent-style-name="Table_20_Contents">
      <style:text-properties fo:font-weight="bold" officeooo:rsid="00752ec0" officeooo:paragraph-rsid="00d3488f" style:font-weight-asian="bold" style:font-weight-complex="bold"/>
    </style:style>
    <style:style style:name="P78" style:family="paragraph" style:parent-style-name="Table_20_Contents">
      <style:text-properties fo:font-weight="bold" officeooo:rsid="00752ec0" officeooo:paragraph-rsid="00e1c701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c0a34e" officeooo:paragraph-rsid="00c0a34e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c0a34e" officeooo:paragraph-rsid="00c0a34e" style:font-weight-asian="bold" style:font-weight-complex="bold"/>
    </style:style>
    <style:style style:name="P81" style:family="paragraph" style:parent-style-name="Table_20_Contents">
      <style:text-properties officeooo:rsid="00752ec0" officeooo:paragraph-rsid="00752ec0"/>
    </style:style>
    <style:style style:name="P82" style:family="paragraph" style:parent-style-name="Table_20_Contents">
      <style:text-properties officeooo:rsid="00752ec0" officeooo:paragraph-rsid="007bfd12"/>
    </style:style>
    <style:style style:name="P83" style:family="paragraph" style:parent-style-name="Table_20_Contents">
      <style:text-properties officeooo:rsid="00752ec0" officeooo:paragraph-rsid="0085af55"/>
    </style:style>
    <style:style style:name="P84" style:family="paragraph" style:parent-style-name="Table_20_Contents">
      <style:text-properties officeooo:rsid="00752ec0" officeooo:paragraph-rsid="00a899fe"/>
    </style:style>
    <style:style style:name="P85" style:family="paragraph" style:parent-style-name="Table_20_Contents">
      <style:text-properties officeooo:rsid="00752ec0" officeooo:paragraph-rsid="00c5f37b"/>
    </style:style>
    <style:style style:name="P86" style:family="paragraph" style:parent-style-name="Table_20_Contents">
      <style:text-properties officeooo:rsid="00752ec0" officeooo:paragraph-rsid="00cee0e5"/>
    </style:style>
    <style:style style:name="P87" style:family="paragraph" style:parent-style-name="Table_20_Contents">
      <style:text-properties officeooo:rsid="00752ec0" officeooo:paragraph-rsid="00d3488f"/>
    </style:style>
    <style:style style:name="P88" style:family="paragraph" style:parent-style-name="Table_20_Contents">
      <style:text-properties officeooo:rsid="00752ec0" officeooo:paragraph-rsid="00e1c701"/>
    </style:style>
    <style:style style:name="P89" style:family="paragraph" style:parent-style-name="Table_20_Contents">
      <style:text-properties officeooo:rsid="007708d2" officeooo:paragraph-rsid="007708d2"/>
    </style:style>
    <style:style style:name="P90" style:family="paragraph" style:parent-style-name="Table_20_Contents">
      <style:text-properties officeooo:rsid="007708d2" officeooo:paragraph-rsid="00d5e2a2"/>
    </style:style>
    <style:style style:name="P91" style:family="paragraph" style:parent-style-name="Table_20_Contents">
      <style:text-properties officeooo:rsid="0077b358" officeooo:paragraph-rsid="0077b358"/>
    </style:style>
    <style:style style:name="P92" style:family="paragraph" style:parent-style-name="Table_20_Contents">
      <style:text-properties officeooo:rsid="0077b358" officeooo:paragraph-rsid="0077b84e"/>
    </style:style>
    <style:style style:name="P93" style:family="paragraph" style:parent-style-name="Table_20_Contents">
      <style:text-properties officeooo:rsid="0077b358" officeooo:paragraph-rsid="0079a08e"/>
    </style:style>
    <style:style style:name="P94" style:family="paragraph" style:parent-style-name="Table_20_Contents">
      <style:text-properties officeooo:rsid="0077b358" officeooo:paragraph-rsid="007ac92a"/>
    </style:style>
    <style:style style:name="P95" style:family="paragraph" style:parent-style-name="Table_20_Contents">
      <style:text-properties officeooo:rsid="0077b358" officeooo:paragraph-rsid="007bfd12"/>
    </style:style>
    <style:style style:name="P96" style:family="paragraph" style:parent-style-name="Table_20_Contents">
      <style:text-properties officeooo:rsid="0077b358" officeooo:paragraph-rsid="00a204d4"/>
    </style:style>
    <style:style style:name="P97" style:family="paragraph" style:parent-style-name="Table_20_Contents">
      <style:text-properties officeooo:rsid="0077b358" officeooo:paragraph-rsid="00a2267a"/>
    </style:style>
    <style:style style:name="P98" style:family="paragraph" style:parent-style-name="Table_20_Contents">
      <style:text-properties officeooo:rsid="0077b358" officeooo:paragraph-rsid="00a899fe"/>
    </style:style>
    <style:style style:name="P99" style:family="paragraph" style:parent-style-name="Table_20_Contents">
      <style:text-properties officeooo:rsid="0077b358" officeooo:paragraph-rsid="00cee0e5"/>
    </style:style>
    <style:style style:name="P100" style:family="paragraph" style:parent-style-name="Table_20_Contents">
      <style:text-properties officeooo:rsid="0077b358" officeooo:paragraph-rsid="00d3488f"/>
    </style:style>
    <style:style style:name="P101" style:family="paragraph" style:parent-style-name="Table_20_Contents">
      <style:text-properties officeooo:rsid="0077b358" officeooo:paragraph-rsid="00e1c701"/>
    </style:style>
    <style:style style:name="P102" style:family="paragraph" style:parent-style-name="Table_20_Contents">
      <style:text-properties officeooo:rsid="0077b84e" officeooo:paragraph-rsid="0077b84e"/>
    </style:style>
    <style:style style:name="P103" style:family="paragraph" style:parent-style-name="Table_20_Contents">
      <style:text-properties officeooo:rsid="0077b84e" officeooo:paragraph-rsid="007bfd12"/>
    </style:style>
    <style:style style:name="P104" style:family="paragraph" style:parent-style-name="Table_20_Contents">
      <style:text-properties officeooo:rsid="0077b84e" officeooo:paragraph-rsid="00cee0e5"/>
    </style:style>
    <style:style style:name="P105" style:family="paragraph" style:parent-style-name="Table_20_Contents">
      <style:text-properties officeooo:rsid="0077b84e" officeooo:paragraph-rsid="00d3488f"/>
    </style:style>
    <style:style style:name="P106" style:family="paragraph" style:parent-style-name="Table_20_Contents">
      <style:text-properties officeooo:rsid="0079a08e" officeooo:paragraph-rsid="0079a08e"/>
    </style:style>
    <style:style style:name="P107" style:family="paragraph" style:parent-style-name="Table_20_Contents">
      <style:text-properties officeooo:rsid="0079a08e" officeooo:paragraph-rsid="007bfd12"/>
    </style:style>
    <style:style style:name="P108" style:family="paragraph" style:parent-style-name="Table_20_Contents">
      <style:text-properties officeooo:rsid="0079a08e" officeooo:paragraph-rsid="00cee0e5"/>
    </style:style>
    <style:style style:name="P109" style:family="paragraph" style:parent-style-name="Table_20_Contents">
      <style:text-properties officeooo:rsid="0079a08e" officeooo:paragraph-rsid="00d3488f"/>
    </style:style>
    <style:style style:name="P110" style:family="paragraph" style:parent-style-name="Table_20_Contents">
      <style:text-properties officeooo:rsid="007ac92a" officeooo:paragraph-rsid="007ac92a"/>
    </style:style>
    <style:style style:name="P111" style:family="paragraph" style:parent-style-name="Table_20_Contents">
      <style:text-properties officeooo:rsid="007ac92a" officeooo:paragraph-rsid="007bfd12"/>
    </style:style>
    <style:style style:name="P112" style:family="paragraph" style:parent-style-name="Table_20_Contents">
      <style:text-properties officeooo:rsid="007ac92a" officeooo:paragraph-rsid="00cee0e5"/>
    </style:style>
    <style:style style:name="P113" style:family="paragraph" style:parent-style-name="Table_20_Contents">
      <style:text-properties officeooo:rsid="007ac92a" officeooo:paragraph-rsid="00d3488f"/>
    </style:style>
    <style:style style:name="P114" style:family="paragraph" style:parent-style-name="Table_20_Contents">
      <style:text-properties officeooo:rsid="005e52d9" officeooo:paragraph-rsid="00673c73"/>
    </style:style>
    <style:style style:name="P115" style:family="paragraph" style:parent-style-name="Table_20_Contents">
      <style:text-properties officeooo:rsid="006db5e5" officeooo:paragraph-rsid="00673c73"/>
    </style:style>
    <style:style style:name="P116" style:family="paragraph" style:parent-style-name="Table_20_Contents">
      <style:text-properties officeooo:rsid="006db5e5" officeooo:paragraph-rsid="0107f89d"/>
    </style:style>
    <style:style style:name="P117" style:family="paragraph" style:parent-style-name="Table_20_Contents">
      <style:text-properties officeooo:rsid="0097604f" officeooo:paragraph-rsid="0097604f"/>
    </style:style>
    <style:style style:name="P118" style:family="paragraph" style:parent-style-name="Table_20_Contents">
      <style:text-properties officeooo:rsid="00990bab" officeooo:paragraph-rsid="00990bab"/>
    </style:style>
    <style:style style:name="P119" style:family="paragraph" style:parent-style-name="Table_20_Contents">
      <style:text-properties officeooo:rsid="0099beb7" officeooo:paragraph-rsid="0099beb7"/>
    </style:style>
    <style:style style:name="P120" style:family="paragraph" style:parent-style-name="Table_20_Contents">
      <style:text-properties officeooo:rsid="0099beb7" officeooo:paragraph-rsid="0107f89d"/>
    </style:style>
    <style:style style:name="P121" style:family="paragraph" style:parent-style-name="Table_20_Contents">
      <style:text-properties officeooo:rsid="009164f8" officeooo:paragraph-rsid="00ac6f0f"/>
    </style:style>
    <style:style style:name="P122" style:family="paragraph" style:parent-style-name="Table_20_Contents">
      <style:text-properties officeooo:rsid="00922d30" officeooo:paragraph-rsid="00ac6f0f"/>
    </style:style>
    <style:style style:name="P123" style:family="paragraph" style:parent-style-name="Table_20_Contents">
      <style:text-properties officeooo:rsid="009415aa" officeooo:paragraph-rsid="00ac6f0f"/>
    </style:style>
    <style:style style:name="P124" style:family="paragraph" style:parent-style-name="Table_20_Contents">
      <style:text-properties officeooo:rsid="0094489a" officeooo:paragraph-rsid="00ac6f0f"/>
    </style:style>
    <style:style style:name="P125" style:family="paragraph" style:parent-style-name="Table_20_Contents">
      <style:text-properties officeooo:rsid="00962c20" officeooo:paragraph-rsid="00ac6f0f"/>
    </style:style>
    <style:style style:name="P126" style:family="paragraph" style:parent-style-name="Table_20_Contents">
      <style:text-properties officeooo:rsid="009b4ea2" officeooo:paragraph-rsid="00ac9293"/>
    </style:style>
    <style:style style:name="P127" style:family="paragraph" style:parent-style-name="Table_20_Contents">
      <style:text-properties officeooo:paragraph-rsid="00a899fe"/>
    </style:style>
    <style:style style:name="P128" style:family="paragraph" style:parent-style-name="Table_20_Contents">
      <style:text-properties officeooo:paragraph-rsid="00ac6f0f"/>
    </style:style>
    <style:style style:name="P129" style:family="paragraph" style:parent-style-name="Table_20_Contents">
      <style:text-properties officeooo:paragraph-rsid="00ac9293"/>
    </style:style>
    <style:style style:name="P130" style:family="paragraph" style:parent-style-name="Table_20_Contents">
      <style:text-properties officeooo:rsid="00a204d4" officeooo:paragraph-rsid="00a204d4"/>
    </style:style>
    <style:style style:name="P131" style:family="paragraph" style:parent-style-name="Table_20_Contents">
      <style:text-properties officeooo:rsid="00a204d4" officeooo:paragraph-rsid="00a899fe"/>
    </style:style>
    <style:style style:name="P132" style:family="paragraph" style:parent-style-name="Table_20_Contents">
      <style:text-properties officeooo:rsid="00a204d4" officeooo:paragraph-rsid="00e1c701"/>
    </style:style>
    <style:style style:name="P133" style:family="paragraph" style:parent-style-name="Table_20_Contents">
      <style:text-properties officeooo:rsid="00a58001" officeooo:paragraph-rsid="00a58001"/>
    </style:style>
    <style:style style:name="P134" style:family="paragraph" style:parent-style-name="Table_20_Contents">
      <style:text-properties officeooo:rsid="00a58001" officeooo:paragraph-rsid="00a899fe"/>
    </style:style>
    <style:style style:name="P135" style:family="paragraph" style:parent-style-name="Table_20_Contents">
      <style:text-properties officeooo:rsid="00a58001" officeooo:paragraph-rsid="00e1c701"/>
    </style:style>
    <style:style style:name="P136" style:family="paragraph" style:parent-style-name="Table_20_Contents">
      <style:text-properties officeooo:rsid="00a58001" officeooo:paragraph-rsid="00e78efd"/>
    </style:style>
    <style:style style:name="P137" style:family="paragraph" style:parent-style-name="Table_20_Contents">
      <style:text-properties officeooo:rsid="00a58001" officeooo:paragraph-rsid="010bd2fc"/>
    </style:style>
    <style:style style:name="P138" style:family="paragraph" style:parent-style-name="Table_20_Contents">
      <style:text-properties officeooo:rsid="007c36e2" officeooo:paragraph-rsid="00ac9293"/>
    </style:style>
    <style:style style:name="P139" style:family="paragraph" style:parent-style-name="Table_20_Contents">
      <style:text-properties officeooo:rsid="007d1344" officeooo:paragraph-rsid="00ac9293"/>
    </style:style>
    <style:style style:name="P140" style:family="paragraph" style:parent-style-name="Table_20_Contents">
      <style:text-properties officeooo:paragraph-rsid="00af7132"/>
    </style:style>
    <style:style style:name="P141" style:family="paragraph" style:parent-style-name="Table_20_Contents">
      <style:text-properties officeooo:rsid="00af7132" officeooo:paragraph-rsid="00af7132"/>
    </style:style>
    <style:style style:name="P142" style:family="paragraph" style:parent-style-name="Table_20_Contents">
      <style:text-properties officeooo:rsid="00b0c954" officeooo:paragraph-rsid="00b0c954"/>
    </style:style>
    <style:style style:name="P143" style:family="paragraph" style:parent-style-name="Table_20_Contents">
      <style:text-properties officeooo:paragraph-rsid="00d3488f"/>
    </style:style>
    <style:style style:name="P144" style:family="paragraph" style:parent-style-name="Table_20_Contents">
      <style:text-properties officeooo:paragraph-rsid="00d7944b"/>
    </style:style>
    <style:style style:name="P145" style:family="paragraph" style:parent-style-name="Table_20_Contents">
      <style:text-properties officeooo:paragraph-rsid="00e1c701"/>
    </style:style>
    <style:style style:name="P146" style:family="paragraph" style:parent-style-name="Table_20_Contents">
      <style:text-properties officeooo:paragraph-rsid="00edfe07"/>
    </style:style>
    <style:style style:name="P147" style:family="paragraph" style:parent-style-name="Table_20_Contents">
      <style:text-properties officeooo:paragraph-rsid="00fbe567"/>
    </style:style>
    <style:style style:name="P148" style:family="paragraph" style:parent-style-name="Table_20_Contents">
      <style:text-properties officeooo:paragraph-rsid="00fdd7dc"/>
    </style:style>
    <style:style style:name="P149" style:family="paragraph" style:parent-style-name="Table_20_Contents">
      <style:text-properties officeooo:rsid="00e97b79" officeooo:paragraph-rsid="00e97b79"/>
    </style:style>
    <style:style style:name="P150" style:family="paragraph" style:parent-style-name="Table_20_Contents">
      <style:text-properties officeooo:rsid="00c5f37b" officeooo:paragraph-rsid="00c5f37b"/>
    </style:style>
    <style:style style:name="P151" style:family="paragraph" style:parent-style-name="Table_20_Contents">
      <style:text-properties officeooo:rsid="00de8be3" officeooo:paragraph-rsid="00de8be3"/>
    </style:style>
    <style:style style:name="P152" style:family="paragraph" style:parent-style-name="Table_20_Contents">
      <style:text-properties officeooo:rsid="00dfc5fb" officeooo:paragraph-rsid="00dfc5fb"/>
    </style:style>
    <style:style style:name="P153" style:family="paragraph" style:parent-style-name="Table_20_Contents">
      <style:text-properties officeooo:rsid="00dfc5fb" officeooo:paragraph-rsid="00d7944b"/>
    </style:style>
    <style:style style:name="P154" style:family="paragraph" style:parent-style-name="Table_20_Contents">
      <style:paragraph-properties fo:text-align="justify" style:justify-single-word="false"/>
      <style:text-properties officeooo:rsid="00c20642" officeooo:paragraph-rsid="00c20642"/>
    </style:style>
    <style:style style:name="P155" style:family="paragraph" style:parent-style-name="Table_20_Contents">
      <style:paragraph-properties fo:text-align="justify" style:justify-single-word="false"/>
      <style:text-properties officeooo:rsid="00c228a3" officeooo:paragraph-rsid="00c228a3"/>
    </style:style>
    <style:style style:name="P156" style:family="paragraph" style:parent-style-name="Table_20_Contents">
      <style:text-properties officeooo:rsid="010cf5cb" officeooo:paragraph-rsid="010cf5cb"/>
    </style:style>
    <style:style style:name="P157" style:family="paragraph" style:parent-style-name="Table_20_Contents">
      <style:text-properties officeooo:rsid="01090c3c" officeooo:paragraph-rsid="01090c3c"/>
    </style:style>
    <style:style style:name="P158" style:family="paragraph" style:parent-style-name="Heading">
      <style:text-properties fo:font-size="16pt" fo:font-weight="bold" style:font-size-asian="16pt" style:font-weight-asian="bold" style:font-size-complex="16pt" style:font-weight-complex="bold"/>
    </style:style>
    <style:style style:name="P159" style:family="paragraph" style:parent-style-name="Text_20_body">
      <style:paragraph-properties fo:break-before="page"/>
      <style:text-properties fo:color="#000000" fo:font-weight="bold" officeooo:rsid="006d9d46" officeooo:paragraph-rsid="00673c73" style:font-weight-asian="bold" style:font-weight-complex="bold"/>
    </style:style>
    <style:style style:name="P160" style:family="paragraph" style:parent-style-name="Table_20_Contents">
      <style:text-properties officeooo:rsid="0113f6ff" officeooo:paragraph-rsid="0113f6ff"/>
    </style:style>
    <style:style style:name="P161" style:family="paragraph" style:parent-style-name="Standard" style:list-style-name="">
      <style:text-properties officeooo:rsid="000648b5" officeooo:paragraph-rsid="00ac6f0f"/>
    </style:style>
    <style:style style:name="P162" style:family="paragraph" style:parent-style-name="Text_20_body" style:list-style-name="">
      <style:text-properties fo:font-weight="bold" style:font-weight-asian="bold" style:font-weight-complex="bold"/>
    </style:style>
    <style:style style:name="P163" style:family="paragraph" style:parent-style-name="Text_20_body" style:list-style-name="">
      <style:text-properties fo:font-weight="bold" officeooo:paragraph-rsid="007bfd12" style:font-weight-asian="bold" style:font-weight-complex="bold"/>
    </style:style>
    <style:style style:name="P164" style:family="paragraph" style:parent-style-name="Text_20_body" style:list-style-name="">
      <style:text-properties fo:font-weight="bold" officeooo:rsid="000648b5" officeooo:paragraph-rsid="00b37775" style:font-weight-asian="bold" style:font-weight-complex="bold"/>
    </style:style>
    <style:style style:name="P165" style:family="paragraph" style:parent-style-name="Text_20_body" style:list-style-name="">
      <style:text-properties fo:font-weight="bold" officeooo:rsid="000648b5" officeooo:paragraph-rsid="00cee0e5" style:font-weight-asian="bold" style:font-weight-complex="bold"/>
    </style:style>
    <style:style style:name="P166" style:family="paragraph" style:parent-style-name="Text_20_body" style:list-style-name="">
      <style:text-properties fo:color="#000000" fo:font-weight="normal" officeooo:rsid="00887b6d" officeooo:paragraph-rsid="0088c91b" style:font-weight-asian="normal" style:font-weight-complex="normal"/>
    </style:style>
    <style:style style:name="P167" style:family="paragraph" style:parent-style-name="Text_20_body" style:list-style-name="">
      <style:text-properties fo:color="#000000" fo:font-weight="normal" officeooo:rsid="00887b6d" officeooo:paragraph-rsid="00887b6d" style:font-weight-asian="normal" style:font-weight-complex="normal"/>
    </style:style>
    <style:style style:name="P168" style:family="paragraph" style:parent-style-name="Text_20_body" style:list-style-name="">
      <style:text-properties fo:color="#000000" fo:font-weight="normal" officeooo:rsid="00887b6d" officeooo:paragraph-rsid="00d3488f" style:font-weight-asian="normal" style:font-weight-complex="normal"/>
    </style:style>
    <style:style style:name="P169" style:family="paragraph" style:parent-style-name="Text_20_body" style:list-style-name="">
      <style:text-properties fo:color="#000000" fo:font-weight="normal" officeooo:rsid="00071b8b" style:font-weight-asian="normal" style:font-weight-complex="normal"/>
    </style:style>
    <style:style style:name="P170" style:family="paragraph" style:parent-style-name="Text_20_body" style:list-style-name="">
      <style:text-properties fo:color="#000000" fo:font-weight="normal" officeooo:rsid="00071b8b" officeooo:paragraph-rsid="0088c91b" style:font-weight-asian="normal" style:font-weight-complex="normal"/>
    </style:style>
    <style:style style:name="P171" style:family="paragraph" style:parent-style-name="Text_20_body" style:list-style-name="">
      <style:text-properties fo:color="#000000" fo:font-weight="normal" officeooo:rsid="00071b8b" officeooo:paragraph-rsid="0083511b" style:font-weight-asian="normal" style:font-weight-complex="normal"/>
    </style:style>
    <style:style style:name="P172" style:family="paragraph" style:parent-style-name="Text_20_body" style:list-style-name="">
      <style:text-properties fo:color="#000000" fo:font-weight="normal" officeooo:rsid="00071b8b" officeooo:paragraph-rsid="00806451" style:font-weight-asian="normal" style:font-weight-complex="normal"/>
    </style:style>
    <style:style style:name="P173" style:family="paragraph" style:parent-style-name="Text_20_body" style:list-style-name="">
      <style:text-properties fo:color="#000000" fo:font-weight="normal" officeooo:rsid="00071b8b" officeooo:paragraph-rsid="008b0184" style:font-weight-asian="normal" style:font-weight-complex="normal"/>
    </style:style>
    <style:style style:name="P174" style:family="paragraph" style:parent-style-name="Text_20_body" style:list-style-name="">
      <style:text-properties fo:color="#000000" fo:font-weight="normal" officeooo:rsid="00071b8b" officeooo:paragraph-rsid="00a899fe" style:font-weight-asian="normal" style:font-weight-complex="normal"/>
    </style:style>
    <style:style style:name="P175" style:family="paragraph" style:parent-style-name="Text_20_body" style:list-style-name="">
      <style:text-properties fo:color="#000000" fo:font-weight="normal" officeooo:rsid="00071b8b" officeooo:paragraph-rsid="00b37775" style:font-weight-asian="normal" style:font-weight-complex="normal"/>
    </style:style>
    <style:style style:name="P176" style:family="paragraph" style:parent-style-name="Text_20_body" style:list-style-name="">
      <style:text-properties fo:color="#000000" fo:font-weight="normal" officeooo:rsid="00071b8b" officeooo:paragraph-rsid="00e1c701" style:font-weight-asian="normal" style:font-weight-complex="normal"/>
    </style:style>
    <style:style style:name="P177" style:family="paragraph" style:parent-style-name="Text_20_body" style:list-style-name="">
      <style:paragraph-properties fo:text-align="justify" style:justify-single-word="false"/>
      <style:text-properties fo:color="#000000" fo:font-weight="normal" officeooo:rsid="00071b8b" officeooo:paragraph-rsid="00e1c701" style:font-weight-asian="normal" style:font-weight-complex="normal"/>
    </style:style>
    <style:style style:name="P178" style:family="paragraph" style:parent-style-name="Text_20_body" style:list-style-name="">
      <style:text-properties fo:color="#000000" fo:font-weight="normal" officeooo:rsid="00728808" officeooo:paragraph-rsid="00728808" style:font-weight-asian="normal" style:font-weight-complex="normal"/>
    </style:style>
    <style:style style:name="P179" style:family="paragraph" style:parent-style-name="Text_20_body" style:list-style-name="">
      <style:text-properties fo:color="#000000" fo:font-weight="normal" officeooo:rsid="007c099e" officeooo:paragraph-rsid="00806451" style:font-weight-asian="normal" style:font-weight-complex="normal"/>
    </style:style>
    <style:style style:name="P180" style:family="paragraph" style:parent-style-name="Text_20_body" style:list-style-name="">
      <style:text-properties fo:color="#000000" fo:font-weight="normal" officeooo:rsid="00a7073f" officeooo:paragraph-rsid="008b0184" style:font-weight-asian="normal" style:font-weight-complex="normal"/>
    </style:style>
    <style:style style:name="P181" style:family="paragraph" style:parent-style-name="Text_20_body" style:list-style-name="">
      <style:text-properties fo:color="#000000" fo:font-weight="normal" officeooo:rsid="00a7073f" officeooo:paragraph-rsid="00a899fe" style:font-weight-asian="normal" style:font-weight-complex="normal"/>
    </style:style>
    <style:style style:name="P182" style:family="paragraph" style:parent-style-name="Text_20_body" style:list-style-name="">
      <style:text-properties fo:color="#000000" fo:font-weight="normal" officeooo:rsid="000648b5" officeooo:paragraph-rsid="00b37775" style:font-weight-asian="normal" style:font-weight-complex="normal"/>
    </style:style>
    <style:style style:name="P183" style:family="paragraph" style:parent-style-name="Text_20_body" style:list-style-name="">
      <style:text-properties fo:color="#000000" fo:font-weight="normal" officeooo:rsid="000648b5" officeooo:paragraph-rsid="00d3488f" style:font-weight-asian="normal" style:font-weight-complex="normal"/>
    </style:style>
    <style:style style:name="P184" style:family="paragraph" style:parent-style-name="Text_20_body" style:list-style-name="">
      <style:text-properties fo:color="#000000" fo:font-weight="normal" officeooo:rsid="00d3488f" officeooo:paragraph-rsid="00d3488f" style:font-weight-asian="normal" style:font-weight-complex="normal"/>
    </style:style>
    <style:style style:name="P185" style:family="paragraph" style:parent-style-name="Text_20_body" style:list-style-name="">
      <style:text-properties fo:color="#000000" fo:font-weight="normal" officeooo:rsid="008b0184" officeooo:paragraph-rsid="00e1c701" style:font-weight-asian="normal" style:font-weight-complex="normal"/>
    </style:style>
    <style:style style:name="P186" style:family="paragraph" style:parent-style-name="Text_20_body" style:list-style-name="">
      <style:text-properties fo:color="#000000" fo:font-weight="bold" officeooo:rsid="00cee0e5" officeooo:paragraph-rsid="00cee0e5" style:font-weight-asian="bold" style:font-weight-complex="bold"/>
    </style:style>
    <style:style style:name="P187" style:family="paragraph" style:parent-style-name="Text_20_body" style:list-style-name="">
      <style:text-properties officeooo:rsid="000648b5"/>
    </style:style>
    <style:style style:name="P188" style:family="paragraph" style:parent-style-name="Text_20_body" style:list-style-name="">
      <style:text-properties officeooo:rsid="000648b5" officeooo:paragraph-rsid="007bfd12"/>
    </style:style>
    <style:style style:name="P189" style:family="paragraph" style:parent-style-name="Text_20_body" style:list-style-name="">
      <style:text-properties officeooo:rsid="000648b5" officeooo:paragraph-rsid="0085af55"/>
    </style:style>
    <style:style style:name="P190" style:family="paragraph" style:parent-style-name="Text_20_body" style:list-style-name=""/>
    <style:style style:name="P191" style:family="paragraph" style:parent-style-name="Text_20_body" style:list-style-name="">
      <style:text-properties officeooo:paragraph-rsid="00cdc4f9"/>
    </style:style>
    <style:style style:name="P192" style:family="paragraph" style:parent-style-name="Text_20_body" style:list-style-name="">
      <style:text-properties officeooo:paragraph-rsid="00b37775"/>
    </style:style>
    <style:style style:name="P193" style:family="paragraph" style:parent-style-name="Text_20_body">
      <style:text-properties fo:font-weight="normal" officeooo:rsid="0035e6da" officeooo:paragraph-rsid="00d7944b" style:font-weight-asian="normal" style:font-weight-complex="normal"/>
    </style:style>
    <style:style style:name="P194" style:family="paragraph" style:parent-style-name="Text_20_body" style:list-style-name="">
      <style:paragraph-properties fo:break-before="page"/>
      <style:text-properties officeooo:rsid="000648b5"/>
    </style:style>
    <style:style style:name="P195" style:family="paragraph" style:parent-style-name="Text_20_body" style:list-style-name="">
      <style:paragraph-properties fo:break-before="page"/>
      <style:text-properties officeooo:paragraph-rsid="0085af55"/>
    </style:style>
    <style:style style:name="P196" style:family="paragraph" style:parent-style-name="Text_20_body" style:list-style-name="">
      <style:paragraph-properties fo:break-before="page"/>
      <style:text-properties officeooo:paragraph-rsid="00cee0e5"/>
    </style:style>
    <style:style style:name="P197" style:family="paragraph" style:parent-style-name="Heading_20_1">
      <style:text-properties officeooo:rsid="0002dd36"/>
    </style:style>
    <style:style style:name="P198" style:family="paragraph" style:parent-style-name="Heading_20_1" style:list-style-name="">
      <style:text-properties fo:font-weight="bold" officeooo:paragraph-rsid="00673c73" style:font-weight-asian="bold" style:font-weight-complex="bold"/>
    </style:style>
    <style:style style:name="P199" style:family="paragraph" style:parent-style-name="Heading_20_1">
      <style:paragraph-properties fo:break-before="page"/>
      <style:text-properties fo:font-weight="bold" officeooo:paragraph-rsid="00673c73" style:font-weight-asian="bold" style:font-weight-complex="bold"/>
    </style:style>
    <style:style style:name="P200" style:family="paragraph" style:parent-style-name="Heading_20_1">
      <style:paragraph-properties fo:break-before="page"/>
      <style:text-properties officeooo:paragraph-rsid="0118edae"/>
    </style:style>
    <style:style style:name="P201" style:family="paragraph">
      <style:paragraph-properties fo:text-align="center"/>
    </style:style>
    <style:style style:name="T1" style:family="text">
      <style:text-properties officeooo:rsid="0002dd36"/>
    </style:style>
    <style:style style:name="T2" style:family="text">
      <style:text-properties fo:font-style="italic" officeooo:rsid="0002dd36" style:font-style-asian="italic" style:font-style-complex="italic"/>
    </style:style>
    <style:style style:name="T3" style:family="text">
      <style:text-properties officeooo:rsid="0003b2be"/>
    </style:style>
    <style:style style:name="T4" style:family="text">
      <style:text-properties officeooo:rsid="0004d4e3"/>
    </style:style>
    <style:style style:name="T5" style:family="text">
      <style:text-properties officeooo:rsid="000648b5"/>
    </style:style>
    <style:style style:name="T6" style:family="text">
      <style:text-properties fo:color="#000000" fo:font-weight="normal" officeooo:rsid="00071b8b" style:font-weight-asian="normal" style:font-weight-complex="normal"/>
    </style:style>
    <style:style style:name="T7" style:family="text">
      <style:text-properties fo:color="#000000" fo:font-weight="normal" officeooo:rsid="006aa904" style:font-weight-asian="normal" style:font-weight-complex="normal"/>
    </style:style>
    <style:style style:name="T8" style:family="text">
      <style:text-properties fo:color="#000000" fo:font-weight="normal" officeooo:rsid="006cea01" style:font-weight-asian="normal" style:font-weight-complex="normal"/>
    </style:style>
    <style:style style:name="T9" style:family="text">
      <style:text-properties fo:color="#000000" fo:font-weight="normal" officeooo:rsid="006c37b1" style:font-weight-asian="normal" style:font-weight-complex="normal"/>
    </style:style>
    <style:style style:name="T10" style:family="text">
      <style:text-properties fo:color="#000000" fo:font-weight="normal" officeooo:rsid="00c30ab0" style:font-weight-asian="normal" style:font-weight-complex="normal"/>
    </style:style>
    <style:style style:name="T11" style:family="text">
      <style:text-properties fo:color="#000000" fo:font-weight="normal" officeooo:rsid="00c35073" style:font-weight-asian="normal" style:font-weight-complex="normal"/>
    </style:style>
    <style:style style:name="T12" style:family="text">
      <style:text-properties fo:color="#000000" fo:font-weight="normal" officeooo:rsid="00cc26dc" style:font-weight-asian="normal" style:font-weight-complex="normal"/>
    </style:style>
    <style:style style:name="T13" style:family="text">
      <style:text-properties fo:color="#000000" fo:font-weight="normal" officeooo:rsid="00cda8d7" style:font-weight-asian="normal" style:font-weight-complex="normal"/>
    </style:style>
    <style:style style:name="T14" style:family="text">
      <style:text-properties fo:color="#000000" fo:font-weight="normal" officeooo:rsid="00d29c25" style:font-weight-asian="normal" style:font-weight-complex="normal"/>
    </style:style>
    <style:style style:name="T15" style:family="text">
      <style:text-properties fo:color="#000000" fo:font-weight="normal" officeooo:rsid="00ee8daa" style:font-weight-asian="normal" style:font-weight-complex="normal"/>
    </style:style>
    <style:style style:name="T16" style:family="text">
      <style:text-properties fo:color="#000000" fo:font-weight="normal" officeooo:rsid="00eec1c5" style:font-weight-asian="normal" style:font-weight-complex="normal"/>
    </style:style>
    <style:style style:name="T17" style:family="text">
      <style:text-properties fo:color="#000000" officeooo:rsid="00120519"/>
    </style:style>
    <style:style style:name="T18" style:family="text">
      <style:text-properties fo:color="#000000" fo:font-weight="bold" officeooo:rsid="001442e3" style:font-weight-asian="bold" style:font-weight-complex="bold"/>
    </style:style>
    <style:style style:name="T19" style:family="text">
      <style:text-properties fo:color="#000000" fo:font-weight="bold" officeooo:rsid="0014782e" style:font-weight-asian="bold" style:font-weight-complex="bold"/>
    </style:style>
    <style:style style:name="T20" style:family="text">
      <style:text-properties fo:color="#000000" fo:font-weight="bold" officeooo:rsid="0019c7d2" style:font-weight-asian="bold" style:font-weight-complex="bold"/>
    </style:style>
    <style:style style:name="T21" style:family="text">
      <style:text-properties fo:color="#000000" fo:font-weight="bold" officeooo:rsid="0021c8ce" style:font-weight-asian="bold" style:font-weight-complex="bold"/>
    </style:style>
    <style:style style:name="T22" style:family="text">
      <style:text-properties fo:color="#000000" fo:font-weight="bold" officeooo:rsid="0044a876" style:font-weight-asian="bold" style:font-weight-complex="bold"/>
    </style:style>
    <style:style style:name="T23" style:family="text">
      <style:text-properties fo:color="#000000" fo:font-weight="bold" officeooo:rsid="00559f43" style:font-weight-asian="bold" style:font-weight-complex="bold"/>
    </style:style>
    <style:style style:name="T24" style:family="text">
      <style:text-properties fo:color="#000000" fo:font-weight="bold" officeooo:rsid="00071b8b" style:font-weight-asian="bold" style:font-weight-complex="bold"/>
    </style:style>
    <style:style style:name="T25" style:family="text">
      <style:text-properties fo:color="#000000" fo:font-weight="bold" officeooo:rsid="006b638a" style:font-weight-asian="bold" style:font-weight-complex="bold"/>
    </style:style>
    <style:style style:name="T26" style:family="text">
      <style:text-properties fo:color="#000000" fo:font-weight="bold" officeooo:rsid="00b37775" style:font-weight-asian="bold" style:font-weight-complex="bold"/>
    </style:style>
    <style:style style:name="T27" style:family="text">
      <style:text-properties fo:color="#000000" fo:font-weight="bold" officeooo:rsid="00887b6d" style:font-weight-asian="bold" style:font-weight-complex="bold"/>
    </style:style>
    <style:style style:name="T28" style:family="text">
      <style:text-properties fo:color="#000000" fo:font-weight="bold" officeooo:rsid="00aa1d59" style:font-weight-asian="bold" style:font-weight-complex="bold"/>
    </style:style>
    <style:style style:name="T29" style:family="text">
      <style:text-properties fo:color="#000000" fo:font-weight="bold" officeooo:rsid="00c903c3" style:font-weight-asian="bold" style:font-weight-complex="bold"/>
    </style:style>
    <style:style style:name="T30" style:family="text">
      <style:text-properties fo:color="#000000" fo:font-weight="bold" officeooo:rsid="00d9c4ae" style:font-weight-asian="bold" style:font-weight-complex="bold"/>
    </style:style>
    <style:style style:name="T31" style:family="text">
      <style:text-properties fo:color="#000000" fo:font-weight="bold" officeooo:rsid="00dab546" style:font-weight-asian="bold" style:font-weight-complex="bold"/>
    </style:style>
    <style:style style:name="T32" style:family="text">
      <style:text-properties fo:color="#000000" officeooo:rsid="0024f5d0"/>
    </style:style>
    <style:style style:name="T33" style:family="text">
      <style:text-properties fo:color="#000000" officeooo:rsid="00071b8b"/>
    </style:style>
    <style:style style:name="T34" style:family="text">
      <style:text-properties fo:color="#000000" officeooo:rsid="0071a1c7"/>
    </style:style>
    <style:style style:name="T35" style:family="text">
      <style:text-properties officeooo:rsid="000942c3"/>
    </style:style>
    <style:style style:name="T36" style:family="text">
      <style:text-properties officeooo:rsid="0016862a"/>
    </style:style>
    <style:style style:name="T37" style:family="text">
      <style:text-properties officeooo:rsid="0018b285"/>
    </style:style>
    <style:style style:name="T38" style:family="text">
      <style:text-properties officeooo:rsid="0020e8fa"/>
    </style:style>
    <style:style style:name="T39" style:family="text">
      <style:text-properties officeooo:rsid="002f3d62"/>
    </style:style>
    <style:style style:name="T40" style:family="text">
      <style:text-properties officeooo:rsid="0030975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887b6d" style:font-weight-asian="bold" style:font-weight-complex="bold"/>
    </style:style>
    <style:style style:name="T43" style:family="text">
      <style:text-properties fo:font-weight="bold" officeooo:rsid="009fd6af" style:font-weight-asian="bold" style:font-weight-complex="bold"/>
    </style:style>
    <style:style style:name="T44" style:family="text">
      <style:text-properties fo:font-weight="bold" officeooo:rsid="000648b5" style:font-weight-asian="bold" style:font-weight-complex="bold"/>
    </style:style>
    <style:style style:name="T45" style:family="text">
      <style:text-properties fo:font-weight="bold" officeooo:rsid="006a5944" style:font-weight-asian="bold" style:font-weight-complex="bold"/>
    </style:style>
    <style:style style:name="T46" style:family="text">
      <style:text-properties fo:font-weight="bold" officeooo:rsid="00aa1d59" style:font-weight-asian="bold" style:font-weight-complex="bold"/>
    </style:style>
    <style:style style:name="T47" style:family="text">
      <style:text-properties fo:font-weight="bold" officeooo:rsid="00b37775" style:font-weight-asian="bold" style:font-weight-complex="bold"/>
    </style:style>
    <style:style style:name="T48" style:family="text">
      <style:text-properties fo:font-weight="normal" officeooo:rsid="008ffcd9" style:font-weight-asian="normal" style:font-weight-complex="normal"/>
    </style:style>
    <style:style style:name="T49" style:family="text">
      <style:text-properties fo:font-weight="normal" officeooo:rsid="0099ca34" style:font-weight-asian="normal" style:font-weight-complex="normal"/>
    </style:style>
    <style:style style:name="T50" style:family="text">
      <style:text-properties fo:font-weight="normal" officeooo:rsid="0003b2be" style:font-weight-asian="normal" style:font-weight-complex="normal"/>
    </style:style>
    <style:style style:name="T51" style:family="text">
      <style:text-properties fo:font-weight="normal" officeooo:rsid="00b8620d" style:font-weight-asian="normal" style:font-weight-complex="normal"/>
    </style:style>
    <style:style style:name="T52" style:family="text">
      <style:text-properties fo:font-weight="normal" officeooo:rsid="00b8ba33" style:font-weight-asian="normal" style:font-weight-complex="normal"/>
    </style:style>
    <style:style style:name="T53" style:family="text">
      <style:text-properties fo:font-weight="normal" officeooo:rsid="0107f89d" style:font-weight-asian="normal" style:font-weight-complex="normal"/>
    </style:style>
    <style:style style:name="T54" style:family="text">
      <style:text-properties officeooo:rsid="0037f2ca"/>
    </style:style>
    <style:style style:name="T55" style:family="text">
      <style:text-properties officeooo:rsid="0044a876"/>
    </style:style>
    <style:style style:name="T56" style:family="text">
      <style:text-properties officeooo:rsid="004522d9"/>
    </style:style>
    <style:style style:name="T57" style:family="text">
      <style:text-properties officeooo:rsid="005b36f6"/>
    </style:style>
    <style:style style:name="T58" style:family="text">
      <style:text-properties officeooo:rsid="005cc880"/>
    </style:style>
    <style:style style:name="T59" style:family="text">
      <style:text-properties officeooo:rsid="005e0dad"/>
    </style:style>
    <style:style style:name="T60" style:family="text">
      <style:text-properties officeooo:rsid="005e9d77"/>
    </style:style>
    <style:style style:name="T61" style:family="text">
      <style:text-properties officeooo:rsid="005f08bf"/>
    </style:style>
    <style:style style:name="T62" style:family="text">
      <style:text-properties officeooo:rsid="00601abf"/>
    </style:style>
    <style:style style:name="T63" style:family="text">
      <style:text-properties officeooo:rsid="006198c7"/>
    </style:style>
    <style:style style:name="T64" style:family="text">
      <style:text-properties officeooo:rsid="00636e30"/>
    </style:style>
    <style:style style:name="T65" style:family="text">
      <style:text-properties officeooo:rsid="0063e02f"/>
    </style:style>
    <style:style style:name="T66" style:family="text">
      <style:text-properties officeooo:rsid="0073db82"/>
    </style:style>
    <style:style style:name="T67" style:family="text">
      <style:text-properties officeooo:rsid="006d9d46"/>
    </style:style>
    <style:style style:name="T68" style:family="text">
      <style:text-properties officeooo:rsid="0041d6e6"/>
    </style:style>
    <style:style style:name="T69" style:family="text">
      <style:text-properties officeooo:rsid="006db5e5"/>
    </style:style>
    <style:style style:name="T70" style:family="text">
      <style:text-properties officeooo:rsid="00733aba"/>
    </style:style>
    <style:style style:name="T71" style:family="text">
      <style:text-properties officeooo:rsid="007708d2"/>
    </style:style>
    <style:style style:name="T72" style:family="text">
      <style:text-properties officeooo:rsid="007c099e"/>
    </style:style>
    <style:style style:name="T73" style:family="text">
      <style:text-properties officeooo:rsid="007da000"/>
    </style:style>
    <style:style style:name="T74" style:family="text">
      <style:text-properties officeooo:rsid="00810eab"/>
    </style:style>
    <style:style style:name="T75" style:family="text">
      <style:text-properties officeooo:rsid="008246dd"/>
    </style:style>
    <style:style style:name="T76" style:family="text">
      <style:text-properties officeooo:rsid="0083511b"/>
    </style:style>
    <style:style style:name="T77" style:family="text">
      <style:text-properties officeooo:rsid="008420d6"/>
    </style:style>
    <style:style style:name="T78" style:family="text">
      <style:text-properties officeooo:rsid="00887b6d"/>
    </style:style>
    <style:style style:name="T79" style:family="text">
      <style:text-properties officeooo:rsid="0088f0a8"/>
    </style:style>
    <style:style style:name="T80" style:family="text">
      <style:text-properties officeooo:rsid="008abdea"/>
    </style:style>
    <style:style style:name="T81" style:family="text">
      <style:text-properties officeooo:rsid="008b0184"/>
    </style:style>
    <style:style style:name="T82" style:family="text">
      <style:text-properties officeooo:rsid="008bac3a"/>
    </style:style>
    <style:style style:name="T83" style:family="text">
      <style:text-properties officeooo:rsid="008ffcd9"/>
    </style:style>
    <style:style style:name="T84" style:family="text">
      <style:text-properties officeooo:rsid="00922d30"/>
    </style:style>
    <style:style style:name="T85" style:family="text">
      <style:text-properties officeooo:rsid="0093434a"/>
    </style:style>
    <style:style style:name="T86" style:family="text">
      <style:text-properties officeooo:rsid="0097604f"/>
    </style:style>
    <style:style style:name="T87" style:family="text">
      <style:text-properties officeooo:rsid="009a45e7"/>
    </style:style>
    <style:style style:name="T88" style:family="text">
      <style:text-properties officeooo:rsid="009c3602"/>
    </style:style>
    <style:style style:name="T89" style:family="text">
      <style:text-properties officeooo:rsid="00a10a57"/>
    </style:style>
    <style:style style:name="T90" style:family="text">
      <style:text-properties officeooo:rsid="00a204d4"/>
    </style:style>
    <style:style style:name="T91" style:family="text">
      <style:text-properties officeooo:rsid="00a2267a"/>
    </style:style>
    <style:style style:name="T92" style:family="text">
      <style:text-properties officeooo:rsid="00a2b2b2"/>
    </style:style>
    <style:style style:name="T93" style:family="text">
      <style:text-properties officeooo:rsid="00a34889"/>
    </style:style>
    <style:style style:name="T94" style:family="text">
      <style:text-properties officeooo:rsid="00aa1d59"/>
    </style:style>
    <style:style style:name="T95" style:family="text">
      <style:text-properties officeooo:rsid="00aa745f"/>
    </style:style>
    <style:style style:name="T96" style:family="text">
      <style:text-properties officeooo:rsid="007c36e2"/>
    </style:style>
    <style:style style:name="T97" style:family="text">
      <style:text-properties officeooo:rsid="007e01de"/>
    </style:style>
    <style:style style:name="T98" style:family="text">
      <style:text-properties officeooo:rsid="007d1344"/>
    </style:style>
    <style:style style:name="T99" style:family="text">
      <style:text-properties officeooo:rsid="00ad86c3"/>
    </style:style>
    <style:style style:name="T100" style:family="text">
      <style:text-properties officeooo:rsid="00af7132"/>
    </style:style>
    <style:style style:name="T101" style:family="text">
      <style:text-properties officeooo:rsid="00b0ea79"/>
    </style:style>
    <style:style style:name="T102" style:family="text">
      <style:text-properties officeooo:rsid="00b230f6"/>
    </style:style>
    <style:style style:name="T103" style:family="text">
      <style:text-properties officeooo:rsid="00b6f66f"/>
    </style:style>
    <style:style style:name="T104" style:family="text">
      <style:text-properties fo:color="#808080" fo:font-weight="bold" officeooo:rsid="00b8620d" style:font-weight-asian="bold" style:font-weight-complex="bold"/>
    </style:style>
    <style:style style:name="T105" style:family="text">
      <style:text-properties officeooo:rsid="00c5f37b"/>
    </style:style>
    <style:style style:name="T106" style:family="text">
      <style:text-properties officeooo:rsid="00c70145"/>
    </style:style>
    <style:style style:name="T107" style:family="text">
      <style:text-properties officeooo:rsid="00cfa079"/>
    </style:style>
    <style:style style:name="T108" style:family="text">
      <style:text-properties officeooo:rsid="00d3488f"/>
    </style:style>
    <style:style style:name="T109" style:family="text">
      <style:text-properties officeooo:rsid="00d4b52a"/>
    </style:style>
    <style:style style:name="T110" style:family="text">
      <style:text-properties officeooo:rsid="00d50059"/>
    </style:style>
    <style:style style:name="T111" style:family="text">
      <style:text-properties officeooo:rsid="00d5e2a2"/>
    </style:style>
    <style:style style:name="T112" style:family="text">
      <style:text-properties officeooo:rsid="00dbe9a4"/>
    </style:style>
    <style:style style:name="T113" style:family="text">
      <style:text-properties officeooo:rsid="00dcbfca"/>
    </style:style>
    <style:style style:name="T114" style:family="text">
      <style:text-properties officeooo:rsid="00e2fd35"/>
    </style:style>
    <style:style style:name="T115" style:family="text">
      <style:text-properties officeooo:rsid="00e59909"/>
    </style:style>
    <style:style style:name="T116" style:family="text">
      <style:text-properties officeooo:rsid="00e78efd"/>
    </style:style>
    <style:style style:name="T117" style:family="text">
      <style:text-properties officeooo:rsid="00e842d5"/>
    </style:style>
    <style:style style:name="T118" style:family="text">
      <style:text-properties officeooo:rsid="00ece0f1"/>
    </style:style>
    <style:style style:name="T119" style:family="text">
      <style:text-properties officeooo:rsid="00ede300"/>
    </style:style>
    <style:style style:name="T120" style:family="text">
      <style:text-properties officeooo:rsid="00edfe07"/>
    </style:style>
    <style:style style:name="T121" style:family="text">
      <style:text-properties officeooo:rsid="00f027ae"/>
    </style:style>
    <style:style style:name="T122" style:family="text">
      <style:text-properties officeooo:rsid="00f13834"/>
    </style:style>
    <style:style style:name="T123" style:family="text">
      <style:text-properties officeooo:rsid="00f8c8c7"/>
    </style:style>
    <style:style style:name="T124" style:family="text">
      <style:text-properties officeooo:rsid="00fa876d"/>
    </style:style>
    <style:style style:name="T125" style:family="text">
      <style:text-properties officeooo:rsid="00fbe567"/>
    </style:style>
    <style:style style:name="T126" style:family="text">
      <style:text-properties officeooo:rsid="00fdd7dc"/>
    </style:style>
    <style:style style:name="T127" style:family="text">
      <style:text-properties officeooo:rsid="00ff7fe0"/>
    </style:style>
    <style:style style:name="T128" style:family="text">
      <style:text-properties officeooo:rsid="010020ce"/>
    </style:style>
    <style:style style:name="T129" style:family="text">
      <style:text-properties officeooo:rsid="01011def"/>
    </style:style>
    <style:style style:name="T130" style:family="text">
      <style:text-properties officeooo:rsid="0101c699"/>
    </style:style>
    <style:style style:name="T131" style:family="text">
      <style:text-properties officeooo:rsid="01052022"/>
    </style:style>
    <style:style style:name="T132" style:family="text">
      <style:text-properties officeooo:rsid="0106959a"/>
    </style:style>
    <style:style style:name="T133" style:family="text">
      <style:text-properties officeooo:rsid="0107f89d"/>
    </style:style>
    <style:style style:name="T134" style:family="text">
      <style:text-properties officeooo:rsid="010a16a0"/>
    </style:style>
    <style:style style:name="T135" style:family="text">
      <style:text-properties officeooo:rsid="010bd2fc"/>
    </style:style>
    <style:style style:name="T136" style:family="text">
      <style:text-properties officeooo:rsid="010ccb71"/>
    </style:style>
    <style:style style:name="T137" style:family="text">
      <style:text-properties officeooo:rsid="01106cc7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start="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><text:span text:style-name="T1">People's Doctor – An effort to use technology to bring expert medical help to the needy </text:span><text:span text:style-name="T35">at no cost</text:span><text:span text:style-name="T1">.</text:span></text:p>
      <text:h text:style-name="P197" text:outline-level="1"><text:bookmark-start text:name="__RefHeading__105_492289248"/>Introduction<text:bookmark-end text:name="__RefHeading__105_492289248"/></text:h>
      <text:p text:style-name="P11"/>
      <text:p text:style-name="P8"><text:span text:style-name="T1">People's Doctor is a web application that serves as an exchange of philanthropic medical consulting given </text:span><text:span text:style-name="T2">free</text:span><text:span text:style-name="T1"> by expert Doctors to people who are in need of it.</text:span></text:p>
      <text:p text:style-name="P12"/>
      <text:p text:style-name="P8"><text:span text:style-name="T1">The syste</text:span><text:span text:style-name="T3">m will register doctors, their specialities, consulting hours, locations and such in a schedule that will be published online. </text:span><text:span text:style-name="T39">Multiple channels such as email notification, SMS alerts, facebook posts and messages on the website will be used to disburse information about a new schedule or change in a schedule </text:span><text:span text:style-name="T40">(including cancellation)</text:span><text:span text:style-name="T39">.</text:span></text:p>
      <text:p text:style-name="P17"/>
      <text:p text:style-name="P15">Patients needing services can look up the services in an interactive manner based on a map and predefined search parameters such as city, location, speciality and so on. They can register to make an appointment, make or cancel appointments and update their profiles.</text:p>
      <text:p text:style-name="P15"/>
      <text:p text:style-name="P9"><text:span text:style-name="T3">YouSee Administrators should be able to add and approve Doctors, Patients registering in the System and update their data. They should be able to approve/reject/change schedules </text:span><text:span text:style-name="T4">and perform other administrative tasks.</text:span></text:p>
      <text:h text:style-name="Heading_20_1" text:outline-level="1"><text:bookmark-start text:name="__RefHeading__109_492289248"/><text:span text:style-name="T4">U</text:span><text:span text:style-name="T1">se Cases</text:span><text:bookmark-end text:name="__RefHeading__109_492289248"/></text:h>
      <text:p text:style-name="P16"/>
      <text:h text:style-name="P162" text:outline-level="1"><text:bookmark-start text:name="__RefHeading__125_492289248"/><text:span text:style-name="T5">Add Patient<text:tab/><text:tab/><text:tab/></text:span><text:span text:style-name="T33">Register a new Patient into the </text:span><text:span text:style-name="T34">S</text:span><text:span text:style-name="T33">ystem.</text:span><text:bookmark-end text:name="__RefHeading__125_492289248"/></text:h>
      <text:h text:style-name="P166" text:outline-level="1"/>
      <text:h text:style-name="P170" text:outline-level="1"><text:span text:style-name="T78">Actor: </text:span><text:span text:style-name="T79">Patient</text:span><text:span text:style-name="T78"> – </text:span><text:span text:style-name="T80">Patients</text:span><text:span text:style-name="T78"> can register themselves.</text:span></text:h>
      <text:h text:style-name="P169" text:outline-level="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1">Test Scenario</text:p>
          </table:table-cell>
          <table:table-cell table:style-name="Table9.B1" office:value-type="string">
            <text:p text:style-name="P71">Outcome</text:p>
          </table:table-cell>
        </table:table-row>
        <table:table-row>
          <table:table-cell table:style-name="Table9.A2" office:value-type="string">
            <text:p text:style-name="P81">All Details are correctly entered</text:p>
          </table:table-cell>
          <table:table-cell table:style-name="Table9.B2" office:value-type="string">
            <text:p text:style-name="P89">Patient is registered successfully <text:span text:style-name="T124">and an email is sent to the Administrator and the Patient with relevant details.</text:span></text:p>
          </table:table-cell>
        </table:table-row>
        <table:table-row>
          <table:table-cell table:style-name="Table9.A2" office:value-type="string">
            <text:p text:style-name="P91">Email format is incorrect</text:p>
          </table:table-cell>
          <table:table-cell table:style-name="Table9.B2" office:value-type="string">
            <text:p text:style-name="P91">Throw error message</text:p>
          </table:table-cell>
        </table:table-row>
        <table:table-row>
          <table:table-cell table:style-name="Table9.A2" office:value-type="string">
            <text:p text:style-name="P91">Mobile has non numerics</text:p>
          </table:table-cell>
          <table:table-cell table:style-name="Table9.B2" office:value-type="string">
            <text:p text:style-name="P91">Throw error message</text:p>
          </table:table-cell>
        </table:table-row>
        <table:table-row>
          <table:table-cell table:style-name="Table9.A2" office:value-type="string">
            <text:p text:style-name="P102">First Name not entered</text:p>
          </table:table-cell>
          <table:table-cell table:style-name="Table9.B2" office:value-type="string">
            <text:p text:style-name="P92">Throw error message</text:p>
          </table:table-cell>
        </table:table-row>
        <table:table-row>
          <table:table-cell table:style-name="Table9.A2" office:value-type="string">
            <text:p text:style-name="P102">Last Name not entered</text:p>
          </table:table-cell>
          <table:table-cell table:style-name="Table9.B2" office:value-type="string">
            <text:p text:style-name="P92">Throw error message</text:p>
          </table:table-cell>
        </table:table-row>
        <table:table-row>
          <table:table-cell table:style-name="Table9.A2" office:value-type="string">
            <text:p text:style-name="P106">Phone number not entered</text:p>
          </table:table-cell>
          <table:table-cell table:style-name="Table9.B2" office:value-type="string">
            <text:p text:style-name="P93">Throw error message</text:p>
          </table:table-cell>
        </table:table-row>
        <table:table-row>
          <table:table-cell table:style-name="Table9.A2" office:value-type="string">
            <text:p text:style-name="P110">Captcha not correctly entered</text:p>
          </table:table-cell>
          <table:table-cell table:style-name="Table9.B2" office:value-type="string">
            <text:p text:style-name="P94">Throw error message</text:p>
          </table:table-cell>
        </table:table-row>
      </table:table>
      <text:h text:style-name="P178" text:outline-level="1"/>
      <text:h text:style-name="P171" text:outline-level="1"><text:span text:style-name="T72">The form to add a patient should have similar look and feel as the donor/NGO registration page. Most of that code can be reused. </text:span><text:span text:style-name="T74">Patient details must be entered in the Peoples_Doctor database and <text:s/>a table called </text:span><text:span text:style-name="T77">Patient</text:span><text:span text:style-name="T74"> in YouSee Database. </text:span><text:span text:style-name="T75">This is to enable a single sign-on for Doctors and Patients into the system(Yousee and Peoples_Doctor).</text:span></text:h>
      <text:h text:style-name="P187" text:outline-level="1"/>
      <text:h text:style-name="P194" text:outline-level="1"/>
      <text:h text:style-name="P162" text:outline-level="1"><text:bookmark-start text:name="__RefHeading__127_492289248"/><text:span text:style-name="T5">Add Doctor<text:tab/><text:tab/><text:tab/></text:span><text:span text:style-name="T33">Register a new Doctor into the system.</text:span><text:bookmark-end text:name="__RefHeading__127_492289248"/></text:h>
      <text:h text:style-name="P169" text:outline-level="1"/>
      <text:h text:style-name="P167" text:outline-level="1"><text:span text:style-name="T41">Actor:</text:span> Doctor – Doctors can register themselves.</text:h>
      <text:h text:style-name="P169" text:outline-level="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2">Test Scenario</text:p>
          </table:table-cell>
          <table:table-cell table:style-name="Table10.B1" office:value-type="string">
            <text:p text:style-name="P72">Outcome</text:p>
          </table:table-cell>
        </table:table-row>
        <table:table-row>
          <table:table-cell table:style-name="Table10.A2" office:value-type="string">
            <text:p text:style-name="P82">All Details are correctly entered</text:p>
          </table:table-cell>
          <table:table-cell table:style-name="Table10.B2" office:value-type="string">
            <text:p text:style-name="P147"><text:span text:style-name="T73">Doctor</text:span><text:span text:style-name="T71"> is registered successfully </text:span><text:span text:style-name="T124">and an email is sent to the Administrator and the </text:span><text:span text:style-name="T125">Doctor</text:span><text:span text:style-name="T124"> with relevant details.</text:span></text:p>
          </table:table-cell>
        </table:table-row>
        <table:table-row>
          <table:table-cell table:style-name="Table10.A2" office:value-type="string">
            <text:p text:style-name="P95">Email format is incorrect</text:p>
          </table:table-cell>
          <table:table-cell table:style-name="Table10.B2" office:value-type="string">
            <text:p text:style-name="P95">Throw error message</text:p>
          </table:table-cell>
        </table:table-row>
        <table:table-row>
          <table:table-cell table:style-name="Table10.A2" office:value-type="string">
            <text:p text:style-name="P95">Mobile has non numerics</text:p>
          </table:table-cell>
          <table:table-cell table:style-name="Table10.B2" office:value-type="string">
            <text:p text:style-name="P95">Throw error message</text:p>
          </table:table-cell>
        </table:table-row>
        <table:table-row>
          <table:table-cell table:style-name="Table10.A2" office:value-type="string">
            <text:p text:style-name="P95">Picture file is not a valid image file</text:p>
          </table:table-cell>
          <table:table-cell table:style-name="Table10.B2" office:value-type="string">
            <text:p text:style-name="P95">Throw error message</text:p>
          </table:table-cell>
        </table:table-row>
        <table:table-row>
          <table:table-cell table:style-name="Table10.A2" office:value-type="string">
            <text:p text:style-name="P103">First Name not entered</text:p>
          </table:table-cell>
          <table:table-cell table:style-name="Table10.B2" office:value-type="string">
            <text:p text:style-name="P95">Throw error message</text:p>
          </table:table-cell>
        </table:table-row>
        <table:table-row>
          <table:table-cell table:style-name="Table10.A2" office:value-type="string">
            <text:p text:style-name="P103">Last Name not entered</text:p>
          </table:table-cell>
          <table:table-cell table:style-name="Table10.B2" office:value-type="string">
            <text:p text:style-name="P95">Throw error message</text:p>
          </table:table-cell>
        </table:table-row>
        <table:table-row>
          <table:table-cell table:style-name="Table10.A2" office:value-type="string">
            <text:p text:style-name="P107">Phone number not entered</text:p>
          </table:table-cell>
          <table:table-cell table:style-name="Table10.B2" office:value-type="string">
            <text:p text:style-name="P95">Throw error message</text:p>
          </table:table-cell>
        </table:table-row>
        <table:table-row>
          <table:table-cell table:style-name="Table10.A2" office:value-type="string">
            <text:p text:style-name="P111">Captcha not correctly entered</text:p>
          </table:table-cell>
          <table:table-cell table:style-name="Table10.B2" office:value-type="string">
            <text:p text:style-name="P95">Throw error message</text:p>
          </table:table-cell>
        </table:table-row>
      </table:table>
      <text:h text:style-name="P188" text:outline-level="1"/>
      <text:h text:style-name="P172" text:outline-level="1"><text:span text:style-name="T72">The form to add a patient should have similar look and feel as the donor/NGO registration page. Most of that code can be reused. </text:span><text:span text:style-name="T76">Doctor</text:span><text:span text:style-name="T74"> details must be entered in the Peoples_Doctor database and <text:s/>a table called Doctor in YouSee Database. </text:span><text:span text:style-name="T75">This is to enable a single sign-on for Doctors and Patients into the system(Yousee and Peoples_Doctor)</text:span></text:h>
      <text:h text:style-name="P179" text:outline-level="1"/>
      <text:h text:style-name="P163" text:outline-level="1"><text:bookmark-start text:name="__RefHeading__129_492289248"/><text:span text:style-name="T5">Add Schedule<text:tab/></text:span><text:span text:style-name="T33"> <text:tab/><text:tab/>Add a new Schedule into the system.</text:span><text:bookmark-end text:name="__RefHeading__129_492289248"/></text:h>
      <text:h text:style-name="P173" text:outline-level="1"><text:span text:style-name="T42">Actor: Doctor, </text:span><text:span text:style-name="T43">Administrator</text:span><text:span text:style-name="T78"> – Doctors </text:span><text:span text:style-name="T81">or Administrator can make a schedule. </text:span></text:h>
      <text:h text:style-name="P173" text:outline-level="1"><text:span text:style-name="T81">To make a schedule show a screen similar to the volunteering activity screen on </text:span><text:a xlink:type="simple" xlink:href="http://www.yousee.in/"><text:span text:style-name="T81">www.yousee.in</text:span></text:a><text:span text:style-name="T81"> </text:span><text:span text:style-name="T82">and add the extra fields in the Schedule table. </text:span><text:span text:style-name="T81"><text:s/></text:span></text:h>
      <text:h text:style-name="P180" text:outline-level="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3">Test Scenario</text:p>
          </table:table-cell>
          <table:table-cell table:style-name="Table11.B1" office:value-type="string">
            <text:p text:style-name="P73">Outcome</text:p>
          </table:table-cell>
        </table:table-row>
        <table:table-row>
          <table:table-cell table:style-name="Table11.A2" office:value-type="string">
            <text:p text:style-name="P83">All Details are correctly entered</text:p>
          </table:table-cell>
          <table:table-cell table:style-name="Table11.B2" office:value-type="string">
            <text:p text:style-name="P148"><text:span text:style-name="T89">Schedule</text:span><text:span text:style-name="T71"> is </text:span><text:span text:style-name="T89">creat</text:span><text:span text:style-name="T71">ed successfully </text:span><text:span text:style-name="T124">and an email is sent to the Administrator and the </text:span><text:span text:style-name="T126">Doctor</text:span><text:span text:style-name="T124"> with relevant details.</text:span></text:p>
          </table:table-cell>
        </table:table-row>
        <table:table-row>
          <table:table-cell table:style-name="Table11.A2" office:value-type="string">
            <text:p text:style-name="P130">From Time is greater than To Time</text:p>
          </table:table-cell>
          <table:table-cell table:style-name="Table11.B2" office:value-type="string">
            <text:p text:style-name="P97"><text:span text:style-name="T91">Throw an error message that From </text:span><text:span text:style-name="T92">T</text:span><text:span text:style-name="T91">ime cannot be greater than To Time.</text:span></text:p>
          </table:table-cell>
        </table:table-row>
        <table:table-row>
          <table:table-cell table:style-name="Table11.A2" office:value-type="string">
            <text:p text:style-name="P96"><text:span text:style-name="T90">From </text:span><text:span text:style-name="T93">Dat</text:span><text:span text:style-name="T90">e is greater than To </text:span><text:span text:style-name="T93">Dat</text:span><text:span text:style-name="T90">e</text:span></text:p>
          </table:table-cell>
          <table:table-cell table:style-name="Table11.B2" office:value-type="string">
            <text:p text:style-name="P97"><text:span text:style-name="T91">Throw an error message that From </text:span><text:span text:style-name="T93">Dat</text:span><text:span text:style-name="T91">e cannot be greater than To </text:span><text:span text:style-name="T93">Dat</text:span><text:span text:style-name="T91">e.</text:span></text:p>
          </table:table-cell>
        </table:table-row>
        <table:table-row>
          <table:table-cell table:style-name="Table11.A2" office:value-type="string">
            <text:p text:style-name="P133">Doctor chosen has a Schedule already at the same time in a different venue</text:p>
          </table:table-cell>
          <table:table-cell table:style-name="Table11.B2" office:value-type="string">
            <text:p text:style-name="P133">Throw an error message that there is a conflicting schedule</text:p>
          </table:table-cell>
        </table:table-row>
        <table:table-row>
          <table:table-cell table:style-name="Table11.A2" office:value-type="string">
            <text:p text:style-name="P136"><text:span text:style-name="T117">Either or Both</text:span><text:span text:style-name="T116"> From and To Date are earlier than Current Date</text:span></text:p>
          </table:table-cell>
          <table:table-cell table:style-name="Table11.B2" office:value-type="string">
            <text:p text:style-name="P149">Throw an error message that Schedule cannot start or end on a past date</text:p>
          </table:table-cell>
        </table:table-row>
      </table:table>
      <text:h text:style-name="P189" text:outline-level="1"/>
      <text:h text:style-name="P161" text:outline-level="1"/>
      <text:h text:style-name="P195" text:outline-level="1"><text:span text:style-name="T44">Add </text:span><text:span text:style-name="T45">Request</text:span><text:span text:style-name="T44"><text:tab/></text:span><text:span text:style-name="T24"> <text:tab/></text:span><text:span text:style-name="T6"><text:tab/></text:span><text:span text:style-name="T24">Add a new </text:span><text:span text:style-name="T25">Request</text:span><text:span text:style-name="T24"> into the system.</text:span></text:h>
      <text:h text:style-name="P174" text:outline-level="1"><text:span text:style-name="T42">Actor: </text:span><text:span text:style-name="T46">Patient</text:span><text:span text:style-name="T42">, </text:span><text:span text:style-name="T43">Administrator</text:span><text:span text:style-name="T78"> – </text:span><text:span text:style-name="T94">Patient</text:span><text:span text:style-name="T78"> </text:span><text:span text:style-name="T81">or Administrator can make a </text:span><text:span text:style-name="T94">new Request</text:span><text:span text:style-name="T81">. </text:span></text:h>
      <text:h text:style-name="P174" text:outline-level="1"><text:span text:style-name="T81">To make a </text:span><text:span text:style-name="T95">Request</text:span><text:span text:style-name="T81"> show a screen similar to the volunteering activity screen on </text:span><text:a xlink:type="simple" xlink:href="http://www.yousee.in/"><text:span text:style-name="T81">www.yousee.in</text:span></text:a><text:span text:style-name="T81"> </text:span><text:span text:style-name="T82">and add the extra fields in the Schedule table. </text:span><text:span text:style-name="T81"><text:s/></text:span></text:h>
      <text:h text:style-name="P181" text:outline-level="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4">Test Scenario</text:p>
          </table:table-cell>
          <table:table-cell table:style-name="Table13.B1" office:value-type="string">
            <text:p text:style-name="P74">Outcome</text:p>
          </table:table-cell>
        </table:table-row>
        <table:table-row>
          <table:table-cell table:style-name="Table13.A2" office:value-type="string">
            <text:p text:style-name="P84">All Details are correctly entered</text:p>
          </table:table-cell>
          <table:table-cell table:style-name="Table13.B2" office:value-type="string">
            <text:p text:style-name="P127"><text:span text:style-name="T127">Request</text:span><text:span text:style-name="T71"> is </text:span><text:span text:style-name="T89">creat</text:span><text:span text:style-name="T71">ed successfully</text:span></text:p>
          </table:table-cell>
        </table:table-row>
        <table:table-row>
          <table:table-cell table:style-name="Table13.A2" office:value-type="string">
            <text:p text:style-name="P131">From Time is greater than To Time</text:p>
          </table:table-cell>
          <table:table-cell table:style-name="Table13.B2" office:value-type="string">
            <text:p text:style-name="P98"><text:span text:style-name="T91">Throw an error message that From </text:span><text:span text:style-name="T92">T</text:span><text:span text:style-name="T91">ime cannot be greater than To Time.</text:span></text:p>
          </table:table-cell>
        </table:table-row>
        <table:table-row>
          <table:table-cell table:style-name="Table13.A2" office:value-type="string">
            <text:p text:style-name="P98"><text:span text:style-name="T90">From </text:span><text:span text:style-name="T93">Dat</text:span><text:span text:style-name="T90">e is greater than To </text:span><text:span text:style-name="T93">Dat</text:span><text:span text:style-name="T90">e</text:span></text:p>
          </table:table-cell>
          <table:table-cell table:style-name="Table13.B2" office:value-type="string">
            <text:p text:style-name="P98"><text:span text:style-name="T91">Throw an error message that From </text:span><text:span text:style-name="T93">Dat</text:span><text:span text:style-name="T91">e cannot be greater than To </text:span><text:span text:style-name="T93">Dat</text:span><text:span text:style-name="T91">e.</text:span></text:p>
          </table:table-cell>
        </table:table-row>
        <table:table-row>
          <table:table-cell table:style-name="Table13.A2" office:value-type="string">
            <text:p text:style-name="P134">Doctor chosen has a Schedule already at the same time in a different venue</text:p>
          </table:table-cell>
          <table:table-cell table:style-name="Table13.B2" office:value-type="string">
            <text:p text:style-name="P134">Throw an error message that there is a conflicting schedule</text:p>
          </table:table-cell>
        </table:table-row>
      </table:table>
      <text:h text:style-name="P164" text:outline-level="1"/>
      <text:h text:style-name="P191" text:outline-level="1"><text:span text:style-name="T47">Modify </text:span><text:span text:style-name="T45">Request</text:span><text:span text:style-name="T44"><text:tab/></text:span><text:span text:style-name="T10">To Understand about the Request Status changes please </text:span><text:span text:style-name="T11">click (ctrl+</text:span><text:span text:style-name="T12">click</text:span><text:span text:style-name="T11">) </text:span><text:span text:style-name="T13">on</text:span><text:span text:style-name="T11"> </text:span><text:span text:style-name="T10"><text:s/><text:tab/><text:tab/><text:tab/></text:span><text:a xlink:type="simple" xlink:href="#4.Lifecycle of a Request.|outline"><text:span text:style-name="T11">Lifecycle of a Request</text:span></text:a><text:span text:style-name="T24"><text:tab/></text:span><text:span text:style-name="T6"><text:tab/></text:span><text:span text:style-name="T24"> </text:span></text:h>
      <text:h text:style-name="P192" text:outline-level="1"><text:span text:style-name="T27">Actor: </text:span><text:span text:style-name="T28">Patient</text:span><text:span text:style-name="T27">, </text:span><text:span text:style-name="T26">Administrator, </text:span><text:span text:style-name="T29">Doctor</text:span></text:h>
      <text:h text:style-name="P175" text:outline-level="1"><text:span text:style-name="T81">To make a </text:span><text:span text:style-name="T95">Request</text:span><text:span text:style-name="T81"> show a screen similar to the volunteering activity screen on </text:span><text:a xlink:type="simple" xlink:href="http://www.yousee.in/"><text:span text:style-name="T81">www.yousee.in</text:span></text:a><text:span text:style-name="T81"> </text:span><text:span text:style-name="T82">and add the extra fields in the Schedule table. </text:span><text:span text:style-name="T81"><text:s/></text:span><text:span text:style-name="T128">In the scenarios 1,2,3,4 an email is sent to the Patient and the Administrator.</text:span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5">Test Scenario</text:p>
          </table:table-cell>
          <table:table-cell table:style-name="Table14.B1" office:value-type="string">
            <text:p text:style-name="P75">Outcome</text:p>
          </table:table-cell>
        </table:table-row>
        <table:table-row>
          <table:table-cell table:style-name="Table14.A2" office:value-type="string">
            <text:p text:style-name="P150">Request Status is changed from Pending to DeActivated by Patient, Administrator or Doctor</text:p>
          </table:table-cell>
          <table:table-cell table:style-name="Table14.B2" office:value-type="string">
            <text:p text:style-name="P150">Change is accepted</text:p>
          </table:table-cell>
        </table:table-row>
        <table:table-row>
          <table:table-cell table:style-name="Table14.A2" office:value-type="string">
            <text:p text:style-name="P85"><text:span text:style-name="T105">Request Status is changed from Pending to Activated by Administrator, </text:span><text:span text:style-name="T106">Doctor</text:span></text:p>
          </table:table-cell>
          <table:table-cell table:style-name="Table14.B2" office:value-type="string">
            <text:p text:style-name="P150">Change is accepted</text:p>
          </table:table-cell>
        </table:table-row>
        <table:table-row>
          <table:table-cell table:style-name="Table14.A2" office:value-type="string">
            <text:p text:style-name="P85"><text:span text:style-name="T105">Request Status is changed from </text:span><text:span text:style-name="T106">Activated</text:span><text:span text:style-name="T105"> to </text:span><text:span text:style-name="T106">Complete</text:span><text:span text:style-name="T105"> by Administrator, </text:span><text:span text:style-name="T106">Doctor</text:span></text:p>
          </table:table-cell>
          <table:table-cell table:style-name="Table14.B2" office:value-type="string">
            <text:p text:style-name="P150">Change is accepted</text:p>
          </table:table-cell>
        </table:table-row>
        <table:table-row>
          <table:table-cell table:style-name="Table14.A2" office:value-type="string">
            <text:p text:style-name="P85"><text:span text:style-name="T105">Request Status is changed from </text:span><text:span text:style-name="T106">Activated</text:span><text:span text:style-name="T105"> to </text:span><text:span text:style-name="T106">DNA</text:span><text:span text:style-name="T105"> by Administrator, </text:span><text:span text:style-name="T106">Doctor</text:span></text:p>
          </table:table-cell>
          <table:table-cell table:style-name="Table14.B2" office:value-type="string">
            <text:p text:style-name="P150">Change is accepted</text:p>
          </table:table-cell>
        </table:table-row>
      </table:table>
      <text:h text:style-name="P182" text:outline-level="1"/>
      <text:h text:style-name="P192" text:outline-level="1"><text:bookmark-start text:name="__RefHeading__131_492289248"/><text:span text:style-name="T44">Edit Patient Details</text:span><text:span text:style-name="T5"><text:tab/></text:span><text:span text:style-name="T6"> <text:tab/>Edit Patient data and modify it.</text:span><text:bookmark-end text:name="__RefHeading__131_492289248"/></text:h>
      <text:h text:style-name="P186" text:outline-level="1">Actor:<text:tab/>Patient, Administrator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6">Test Scenario</text:p>
          </table:table-cell>
          <table:table-cell table:style-name="Table16.B1" office:value-type="string">
            <text:p text:style-name="P76">Outcome</text:p>
          </table:table-cell>
        </table:table-row>
        <table:table-row>
          <table:table-cell table:style-name="Table16.A2" office:value-type="string">
            <text:p text:style-name="P86">All Details are correctly entered</text:p>
          </table:table-cell>
          <table:table-cell table:style-name="Table16.B2" office:value-type="string">
            <text:p text:style-name="P90">Patient <text:span text:style-name="T107">data is updated</text:span> successfully <text:span text:style-name="T110">and an email is sent to the </text:span><text:span text:style-name="T111">Patient</text:span><text:span text:style-name="T110"> </text:span><text:span text:style-name="T129">and Administrator </text:span><text:span text:style-name="T110">on modified details</text:span></text:p>
          </table:table-cell>
        </table:table-row>
        <table:table-row>
          <table:table-cell table:style-name="Table16.A2" office:value-type="string">
            <text:p text:style-name="P99">Email format is incorrect</text:p>
          </table:table-cell>
          <table:table-cell table:style-name="Table16.B2" office:value-type="string">
            <text:p text:style-name="P99">Throw error message</text:p>
          </table:table-cell>
        </table:table-row>
        <table:table-row>
          <table:table-cell table:style-name="Table16.A2" office:value-type="string">
            <text:p text:style-name="P99">Mobile has non numerics</text:p>
          </table:table-cell>
          <table:table-cell table:style-name="Table16.B2" office:value-type="string">
            <text:p text:style-name="P99">Throw error message</text:p>
          </table:table-cell>
        </table:table-row>
        <table:table-row>
          <table:table-cell table:style-name="Table16.A2" office:value-type="string">
            <text:p text:style-name="P104">First Name not entered</text:p>
          </table:table-cell>
          <table:table-cell table:style-name="Table16.B2" office:value-type="string">
            <text:p text:style-name="P99">Throw error message</text:p>
          </table:table-cell>
        </table:table-row>
        <table:table-row>
          <table:table-cell table:style-name="Table16.A2" office:value-type="string">
            <text:p text:style-name="P104">Last Name not entered</text:p>
          </table:table-cell>
          <table:table-cell table:style-name="Table16.B2" office:value-type="string">
            <text:p text:style-name="P99">Throw error message</text:p>
          </table:table-cell>
        </table:table-row>
        <table:table-row>
          <table:table-cell table:style-name="Table16.A2" office:value-type="string">
            <text:p text:style-name="P108">Phone number not entered</text:p>
          </table:table-cell>
          <table:table-cell table:style-name="Table16.B2" office:value-type="string">
            <text:p text:style-name="P99">Throw error message</text:p>
          </table:table-cell>
        </table:table-row>
        <table:table-row>
          <table:table-cell table:style-name="Table16.A2" office:value-type="string">
            <text:p text:style-name="P112">Captcha not correctly entered</text:p>
          </table:table-cell>
          <table:table-cell table:style-name="Table16.B2" office:value-type="string">
            <text:p text:style-name="P99">Throw error message</text:p>
          </table:table-cell>
        </table:table-row>
      </table:table>
      <text:h text:style-name="P165" text:outline-level="1"/>
      <text:h text:style-name="P196" text:outline-level="1"><text:bookmark-start text:name="__RefHeading__133_492289248"/><text:span text:style-name="T44">Edit Doctor Details</text:span><text:span text:style-name="T5"><text:tab/><text:tab/></text:span><text:span text:style-name="T6">Edit </text:span><text:span text:style-name="T14">Doctor</text:span><text:span text:style-name="T6"> data and modify it.</text:span><text:bookmark-end text:name="__RefHeading__133_492289248"/></text:h>
      <text:h text:style-name="P168" text:outline-level="1"><text:span text:style-name="T41">Actor:</text:span> Doctor, <text:span text:style-name="T108">Administrator </text:span></text:h>
      <text:h text:style-name="P184" text:outline-level="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7">Test Scenario</text:p>
          </table:table-cell>
          <table:table-cell table:style-name="Table17.B1" office:value-type="string">
            <text:p text:style-name="P77">Outcome</text:p>
          </table:table-cell>
        </table:table-row>
        <table:table-row>
          <table:table-cell table:style-name="Table17.A2" office:value-type="string">
            <text:p text:style-name="P87">All Details are correctly entered</text:p>
          </table:table-cell>
          <table:table-cell table:style-name="Table17.B2" office:value-type="string">
            <text:p text:style-name="P143"><text:span text:style-name="T73">Doctor</text:span><text:span text:style-name="T71"> </text:span><text:span text:style-name="T109">Data </text:span><text:span text:style-name="T71">is </text:span><text:span text:style-name="T109">updated</text:span><text:span text:style-name="T71"> successfully </text:span><text:span text:style-name="T110">and an email is sent to the Doctor </text:span><text:span text:style-name="T130">and Administrator</text:span><text:span text:style-name="T110"> on modified details</text:span></text:p>
          </table:table-cell>
        </table:table-row>
        <table:table-row>
          <table:table-cell table:style-name="Table17.A2" office:value-type="string">
            <text:p text:style-name="P100">Email format is incorrect</text:p>
          </table:table-cell>
          <table:table-cell table:style-name="Table17.B2" office:value-type="string">
            <text:p text:style-name="P100">Throw error message</text:p>
          </table:table-cell>
        </table:table-row>
        <table:table-row>
          <table:table-cell table:style-name="Table17.A2" office:value-type="string">
            <text:p text:style-name="P100">Mobile has non numerics</text:p>
          </table:table-cell>
          <table:table-cell table:style-name="Table17.B2" office:value-type="string">
            <text:p text:style-name="P100">Throw error message</text:p>
          </table:table-cell>
        </table:table-row>
        <table:table-row>
          <table:table-cell table:style-name="Table17.A2" office:value-type="string">
            <text:p text:style-name="P100">Picture file is not a valid image file</text:p>
          </table:table-cell>
          <table:table-cell table:style-name="Table17.B2" office:value-type="string">
            <text:p text:style-name="P100">Throw error message</text:p>
          </table:table-cell>
        </table:table-row>
        <table:table-row>
          <table:table-cell table:style-name="Table17.A2" office:value-type="string">
            <text:p text:style-name="P105">First Name not entered</text:p>
          </table:table-cell>
          <table:table-cell table:style-name="Table17.B2" office:value-type="string">
            <text:p text:style-name="P100">Throw error message</text:p>
          </table:table-cell>
        </table:table-row>
        <table:table-row>
          <table:table-cell table:style-name="Table17.A2" office:value-type="string">
            <text:p text:style-name="P105">Last Name not entered</text:p>
          </table:table-cell>
          <table:table-cell table:style-name="Table17.B2" office:value-type="string">
            <text:p text:style-name="P100">Throw error message</text:p>
          </table:table-cell>
        </table:table-row>
        <table:table-row>
          <table:table-cell table:style-name="Table17.A2" office:value-type="string">
            <text:p text:style-name="P109">Phone number not entered</text:p>
          </table:table-cell>
          <table:table-cell table:style-name="Table17.B2" office:value-type="string">
            <text:p text:style-name="P100">Throw error message</text:p>
          </table:table-cell>
        </table:table-row>
        <table:table-row>
          <table:table-cell table:style-name="Table17.A2" office:value-type="string">
            <text:p text:style-name="P113">Captcha not correctly entered</text:p>
          </table:table-cell>
          <table:table-cell table:style-name="Table17.B2" office:value-type="string">
            <text:p text:style-name="P100">Throw error message</text:p>
          </table:table-cell>
        </table:table-row>
      </table:table>
      <text:h text:style-name="P183" text:outline-level="1"/>
      <text:h text:style-name="P190" text:outline-level="1"><text:bookmark-start text:name="__RefHeading__135_492289248"/><text:span text:style-name="T44">Edit Schedule Details<text:tab/></text:span><text:span text:style-name="T5"><text:tab/></text:span><text:span text:style-name="T6">Edit Schedule data and modify it. </text:span><text:bookmark-end text:name="__RefHeading__135_492289248"/></text:h>
      <text:h text:style-name="P176" text:outline-level="1"><text:span text:style-name="T42">Actor: Doctor, </text:span><text:span text:style-name="T43">Administrator</text:span><text:span text:style-name="T78"> – Doctors </text:span><text:span text:style-name="T81">or Administrator can make </text:span><text:span text:style-name="T114">changes to</text:span><text:span text:style-name="T81"> a schedule. </text:span></text:h>
      <text:h text:style-name="P185" text:outline-level="1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8">Test Scenario</text:p>
          </table:table-cell>
          <table:table-cell table:style-name="Table19.B1" office:value-type="string">
            <text:p text:style-name="P78">Outcome</text:p>
          </table:table-cell>
        </table:table-row>
        <table:table-row>
          <table:table-cell table:style-name="Table19.A2" office:value-type="string">
            <text:p text:style-name="P88">All Details are correctly entered</text:p>
          </table:table-cell>
          <table:table-cell table:style-name="Table19.B2" office:value-type="string">
            <text:p text:style-name="P145"><text:span text:style-name="T89">Schedule</text:span><text:span text:style-name="T71"> is </text:span><text:span text:style-name="T115">modified</text:span><text:span text:style-name="T71"> successfully </text:span><text:span text:style-name="T115">and an email is sent to all Patients who made a Request to be in this Schedule along with an email to the Doctor and to the Administrator. </text:span><text:span text:style-name="T123">If Patients have any conflicting Schedules because of a date change </text:span><text:span text:style-name="T131">their request is DeActivated and they are sent a separate email that states</text:span></text:p>
          </table:table-cell>
        </table:table-row>
        <table:table-row>
          <table:table-cell table:style-name="Table19.A2" office:value-type="string">
            <text:p text:style-name="P132">From Time is greater than To Time</text:p>
          </table:table-cell>
          <table:table-cell table:style-name="Table19.B2" office:value-type="string">
            <text:p text:style-name="P101"><text:span text:style-name="T91">Throw an error message that From </text:span><text:span text:style-name="T92">T</text:span><text:span text:style-name="T91">ime cannot be greater than To Time.</text:span></text:p>
          </table:table-cell>
        </table:table-row>
        <table:table-row>
          <table:table-cell table:style-name="Table19.A2" office:value-type="string">
            <text:p text:style-name="P101"><text:span text:style-name="T90">From </text:span><text:span text:style-name="T93">Dat</text:span><text:span text:style-name="T90">e is greater than To </text:span><text:span text:style-name="T93">Dat</text:span><text:span text:style-name="T90">e</text:span></text:p>
          </table:table-cell>
          <table:table-cell table:style-name="Table19.B2" office:value-type="string">
            <text:p text:style-name="P101"><text:span text:style-name="T91">Throw an error message that From </text:span><text:span text:style-name="T93">Dat</text:span><text:span text:style-name="T91">e cannot be greater than To </text:span><text:span text:style-name="T93">Dat</text:span><text:span text:style-name="T91">e.</text:span></text:p>
          </table:table-cell>
        </table:table-row>
        <table:table-row>
          <table:table-cell table:style-name="Table19.A2" office:value-type="string">
            <text:p text:style-name="P136"><text:span text:style-name="T117">Either or Both</text:span><text:span text:style-name="T116"> From and To Date are earlier than Current Date</text:span></text:p>
          </table:table-cell>
          <table:table-cell table:style-name="Table19.B2" office:value-type="string">
            <text:p text:style-name="P149">Throw an error message that Schedule cannot start or end on a past date</text:p>
          </table:table-cell>
        </table:table-row>
        <table:table-row>
          <table:table-cell table:style-name="Table19.A2" office:value-type="string">
            <text:p text:style-name="P135">Doctor chosen has a Schedule already at the same time in a different venue</text:p>
          </table:table-cell>
          <table:table-cell table:style-name="Table19.B2" office:value-type="string">
            <text:p text:style-name="P135">Throw an error message that there is a conflicting schedule</text:p>
          </table:table-cell>
        </table:table-row>
        <table:table-row>
          <table:table-cell table:style-name="Table19.A2" office:value-type="string">
            <text:p text:style-name="P137"><text:span text:style-name="T135">Doctor chooses changes </text:span><text:span text:style-name="T136">to </text:span><text:span text:style-name="T135">the date such that some Patients have another Schedule at that date and time with another Doctor.</text:span></text:p>
          </table:table-cell>
          <table:table-cell table:style-name="Table19.B2" office:value-type="string">
            <text:p text:style-name="P156">Cancel that Patient's request and send an email to them stating the reasons for cancellation. The email should also state they have a choice to cancel the other request and make this one if they wish to.</text:p>
          </table:table-cell>
        </table:table-row>
      </table:table>
      <text:h text:style-name="P177" text:outline-level="1"><text:s/><text:line-break/></text:h>
      <text:h text:style-name="P198" text:outline-level="1"/>
      <text:h text:style-name="P199" text:outline-level="1"><text:span text:style-name="T17">Entities </text:span><text:span text:style-name="T32">and Attributes</text:span></text:h>
      <text:p text:style-name="P19"/>
      <text:p text:style-name="P28"><text:span text:style-name="T18">Doctor</text:span><text:span text:style-name="T19"> <text:s/></text:span><text:span text:style-name="T7">(has a many-to-one relationship with </text:span><text:span text:style-name="T8">Qualification</text:span><text:span text:style-name="T7"> Table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Attribute Name</text:p>
          </table:table-cell>
          <table:table-cell table:style-name="Table1.A1" office:value-type="string">
            <text:p text:style-name="P34">Datatype and Length</text:p>
          </table:table-cell>
          <table:table-cell table:style-name="Table1.C1" office:value-type="string">
            <text:p text:style-name="P34">Notes</text:p>
          </table:table-cell>
        </table:table-row>
        <table:table-row>
          <table:table-cell table:style-name="Table1.A2" office:value-type="string">
            <text:p text:style-name="P50"><text:span text:style-name="T86">Doctor</text:span>_id</text:p>
          </table:table-cell>
          <table:table-cell table:style-name="Table1.A2" office:value-type="string">
            <text:p text:style-name="P50">Integer</text:p>
          </table:table-cell>
          <table:table-cell table:style-name="Table1.C2" office:value-type="string">
            <text:p text:style-name="P117">Primary Key</text:p>
          </table:table-cell>
        </table:table-row>
        <table:table-row>
          <table:table-cell table:style-name="Table1.A2" office:value-type="string">
            <text:p text:style-name="P39">First Name</text:p>
          </table:table-cell>
          <table:table-cell table:style-name="Table1.A2" office:value-type="string">
            <text:p text:style-name="P39">Varchar (<text:span text:style-name="T57">5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39">Last Name</text:p>
          </table:table-cell>
          <table:table-cell table:style-name="Table1.A2" office:value-type="string">
            <text:p text:style-name="P39">Varchar (<text:span text:style-name="T57">5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39"><text:span text:style-name="T54">Preferred_</text:span>Email</text:p>
          </table:table-cell>
          <table:table-cell table:style-name="Table1.A2" office:value-type="string">
            <text:p text:style-name="P39">Varchar (<text:span text:style-name="T57">10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39"><text:span text:style-name="T54">Alternate_</text:span>Email</text:p>
          </table:table-cell>
          <table:table-cell table:style-name="Table1.A2" office:value-type="string">
            <text:p text:style-name="P39">Varchar (<text:span text:style-name="T57">10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39">Mobile</text:p>
          </table:table-cell>
          <table:table-cell table:style-name="Table1.A2" office:value-type="string">
            <text:p text:style-name="P39">Varchar(2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1">Speciality</text:p>
          </table:table-cell>
          <table:table-cell table:style-name="Table1.A2" office:value-type="string">
            <text:p text:style-name="P41">Varchar(<text:span text:style-name="T57">5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2">Gender</text:p>
          </table:table-cell>
          <table:table-cell table:style-name="Table1.A2" office:value-type="string">
            <text:p text:style-name="P42"><text:span text:style-name="T57">C</text:span>har(<text:span text:style-name="T57">1</text:span>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2">Address for Communication</text:p>
          </table:table-cell>
          <table:table-cell table:style-name="Table1.A2" office:value-type="string">
            <text:p text:style-name="P42">Varchar(<text:span text:style-name="T58">20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3">City</text:p>
          </table:table-cell>
          <table:table-cell table:style-name="Table1.A2" office:value-type="string">
            <text:p text:style-name="P42">Varchar(50)</text:p>
          </table:table-cell>
          <table:table-cell table:style-name="Table1.C2" office:value-type="string">
            <text:p text:style-name="P141">Create an Index for this field</text:p>
          </table:table-cell>
        </table:table-row>
        <table:table-row>
          <table:table-cell table:style-name="Table1.A2" office:value-type="string">
            <text:p text:style-name="P43">State</text:p>
          </table:table-cell>
          <table:table-cell table:style-name="Table1.A2" office:value-type="string">
            <text:p text:style-name="P42">Varchar(5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3">Country</text:p>
          </table:table-cell>
          <table:table-cell table:style-name="Table1.A2" office:value-type="string">
            <text:p text:style-name="P42">Varchar(5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4"><text:span text:style-name="T137">Speciality_</text:span><text:span text:style-name="T66">Sub</text:span><text:span text:style-name="T67">Speciality</text:span><text:span text:style-name="T68">_</text:span><text:span text:style-name="T137">link_</text:span><text:span text:style-name="T68">id</text:span></text:p>
          </table:table-cell>
          <table:table-cell table:style-name="Table1.A2" office:value-type="string">
            <text:p text:style-name="P45">Integer</text:p>
          </table:table-cell>
          <table:table-cell table:style-name="Table1.C2" office:value-type="string">
            <text:p text:style-name="P44">Foreign Key to SubSpecialit<text:span text:style-name="T122">y</text:span></text:p>
          </table:table-cell>
        </table:table-row>
        <table:table-row>
          <table:table-cell table:style-name="Table1.A2" office:value-type="string">
            <text:p text:style-name="P46">Current Hospital</text:p>
          </table:table-cell>
          <table:table-cell table:style-name="Table1.A2" office:value-type="string">
            <text:p text:style-name="P46">Varchar(<text:span text:style-name="T59">10</text:span>0)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7">Experience</text:p>
          </table:table-cell>
          <table:table-cell table:style-name="Table1.A2" office:value-type="string">
            <text:p text:style-name="P47">Varchar(<text:span text:style-name="T59">10</text:span>0)</text:p>
          </table:table-cell>
          <table:table-cell table:style-name="Table1.C2" office:value-type="string">
            <text:p text:style-name="P114">Doctors need to give feedback on this column</text:p>
          </table:table-cell>
        </table:table-row>
        <table:table-row>
          <table:table-cell table:style-name="Table1.A2" office:value-type="string">
            <text:p text:style-name="P48">Date_of_Birth</text:p>
          </table:table-cell>
          <table:table-cell table:style-name="Table1.A2" office:value-type="string">
            <text:p text:style-name="P48">Date</text:p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9">Age</text:p>
          </table:table-cell>
          <table:table-cell table:style-name="Table1.A2" office:value-type="string">
            <text:p text:style-name="P49">Number<text:span text:style-name="T60">(3)</text:span></text:p>
          </table:table-cell>
          <table:table-cell table:style-name="Table1.C2" office:value-type="string">
            <text:p text:style-name="P70"/>
          </table:table-cell>
        </table:table-row>
      </table:table>
      <text:p text:style-name="P20"/>
      <text:p text:style-name="P21">Qualificati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Attribute Name</text:p>
          </table:table-cell>
          <table:table-cell table:style-name="Table2.A1" office:value-type="string">
            <text:p text:style-name="P34">Datatype and Length</text:p>
          </table:table-cell>
          <table:table-cell table:style-name="Table2.C1" office:value-type="string">
            <text:p text:style-name="P34">Notes</text:p>
          </table:table-cell>
        </table:table-row>
        <table:table-row>
          <table:table-cell table:style-name="Table2.A2" office:value-type="string">
            <text:p text:style-name="P50">Qualification_id</text:p>
          </table:table-cell>
          <table:table-cell table:style-name="Table2.A2" office:value-type="string">
            <text:p text:style-name="P50">Integer</text:p>
          </table:table-cell>
          <table:table-cell table:style-name="Table2.C2" office:value-type="string">
            <text:p text:style-name="P117">Primary Key</text:p>
          </table:table-cell>
        </table:table-row>
        <table:table-row>
          <table:table-cell table:style-name="Table2.A2" office:value-type="string">
            <text:p text:style-name="P160">Doctor_id</text:p>
          </table:table-cell>
          <table:table-cell table:style-name="Table2.A2" office:value-type="string">
            <text:p text:style-name="P160">Integer</text:p>
          </table:table-cell>
          <table:table-cell table:style-name="Table2.C2" office:value-type="string">
            <text:p text:style-name="P160">Foreign Key</text:p>
          </table:table-cell>
        </table:table-row>
        <table:table-row>
          <table:table-cell table:style-name="Table2.A2" office:value-type="string">
            <text:p text:style-name="P50">Degree</text:p>
          </table:table-cell>
          <table:table-cell table:style-name="Table2.A2" office:value-type="string">
            <text:p text:style-name="P39">Varchar (<text:span text:style-name="T61">5</text:span>0)</text:p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50">Year</text:p>
          </table:table-cell>
          <table:table-cell table:style-name="Table2.A2" office:value-type="string">
            <text:p text:style-name="P50">Integer</text:p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50">University</text:p>
          </table:table-cell>
          <table:table-cell table:style-name="Table2.A2" office:value-type="string">
            <text:p text:style-name="P39">Varchar(20)</text:p>
          </table:table-cell>
          <table:table-cell table:style-name="Table2.C2" office:value-type="string">
            <text:p text:style-name="P70"/>
          </table:table-cell>
        </table:table-row>
      </table:table>
      <text:p text:style-name="P6"/>
      <text:p text:style-name="P26"/>
      <text:p text:style-name="P159">Specialit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">Attribute Name</text:p>
          </table:table-cell>
          <table:table-cell table:style-name="Table3.A1" office:value-type="string">
            <text:p text:style-name="P34">Datatype and Length</text:p>
          </table:table-cell>
          <table:table-cell table:style-name="Table3.C1" office:value-type="string">
            <text:p text:style-name="P34">Notes</text:p>
          </table:table-cell>
        </table:table-row>
        <table:table-row>
          <table:table-cell table:style-name="Table3.A2" office:value-type="string">
            <text:p text:style-name="P50"><text:span text:style-name="T67">Speciality</text:span>_id</text:p>
          </table:table-cell>
          <table:table-cell table:style-name="Table3.A2" office:value-type="string">
            <text:p text:style-name="P50">Integer</text:p>
          </table:table-cell>
          <table:table-cell table:style-name="Table3.C2" office:value-type="string">
            <text:p text:style-name="P118">Primary Key</text:p>
          </table:table-cell>
        </table:table-row>
        <table:table-row>
          <table:table-cell table:style-name="Table3.A2" office:value-type="string">
            <text:p text:style-name="P115">Speciality</text:p>
          </table:table-cell>
          <table:table-cell table:style-name="Table3.A2" office:value-type="string">
            <text:p text:style-name="P39">Varchar (<text:span text:style-name="T69">20</text:span>0)</text:p>
          </table:table-cell>
          <table:table-cell table:style-name="Table3.C2" office:value-type="string">
            <text:p text:style-name="P70"/>
          </table:table-cell>
        </table:table-row>
      </table:table>
      <text:p text:style-name="P6"/>
      <text:p text:style-name="P21"><text:span text:style-name="T67">S</text:span><text:span text:style-name="T70">ub</text:span><text:span text:style-name="T66">S</text:span><text:span text:style-name="T67">peciality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Attribute Name</text:p>
          </table:table-cell>
          <table:table-cell table:style-name="Table4.A1" office:value-type="string">
            <text:p text:style-name="P34">Datatype and Length</text:p>
          </table:table-cell>
          <table:table-cell table:style-name="Table4.C1" office:value-type="string">
            <text:p text:style-name="P34">Notes</text:p>
          </table:table-cell>
        </table:table-row>
        <table:table-row>
          <table:table-cell table:style-name="Table4.A2" office:value-type="string">
            <text:p text:style-name="P50"><text:span text:style-name="T66">Sub</text:span><text:span text:style-name="T67">Speciality</text:span>_id</text:p>
          </table:table-cell>
          <table:table-cell table:style-name="Table4.A2" office:value-type="string">
            <text:p text:style-name="P50">Integer</text:p>
          </table:table-cell>
          <table:table-cell table:style-name="Table4.C2" office:value-type="string">
            <text:p text:style-name="P119">Primary Key</text:p>
          </table:table-cell>
        </table:table-row>
        <table:table-row>
          <table:table-cell table:style-name="Table4.A2" office:value-type="string">
            <text:p text:style-name="P115"><text:span text:style-name="T134">Sub</text:span>Speciality</text:p>
          </table:table-cell>
          <table:table-cell table:style-name="Table4.A2" office:value-type="string">
            <text:p text:style-name="P39">Varchar (<text:span text:style-name="T69">20</text:span>0)</text:p>
          </table:table-cell>
          <table:table-cell table:style-name="Table4.C2" office:value-type="string">
            <text:p text:style-name="P70"/>
          </table:table-cell>
        </table:table-row>
      </table:table>
      <text:p text:style-name="P22"/>
      <text:p text:style-name="P24"><text:span text:style-name="T132">Speciality_SubSpeciality_Link </text:span><text:span text:style-name="T49">(has a many-to-one relationship with Speciality </text:span><text:span text:style-name="T53">and SubSpeciality </text:span><text:span text:style-name="T49">Table</text:span><text:span text:style-name="T53">s</text:span><text:span text:style-name="T49">)</text:span></text:p>
      <text:p text:style-name="P27"/>
      <table:table table:name="Table20" table:style-name="Table20">
        <table:table-column table:style-name="Table20.A"/>
        <table:table-column table:style-name="Table20.B"/>
        <table:table-column table:style-name="Table20.A"/>
        <table:table-row>
          <table:table-cell table:style-name="Table20.A1" office:value-type="string">
            <text:p text:style-name="P38">Attribute Name</text:p>
          </table:table-cell>
          <table:table-cell table:style-name="Table20.A1" office:value-type="string">
            <text:p text:style-name="P38">Datatype and Length</text:p>
          </table:table-cell>
          <table:table-cell table:style-name="Table20.C1" office:value-type="string">
            <text:p text:style-name="P38">Notes</text:p>
          </table:table-cell>
        </table:table-row>
        <table:table-row>
          <table:table-cell table:style-name="Table20.A2" office:value-type="string">
            <text:p text:style-name="P51"><text:span text:style-name="T66">Sub</text:span><text:span text:style-name="T67">Speciality</text:span>_<text:span text:style-name="T133">Link_</text:span>id</text:p>
          </table:table-cell>
          <table:table-cell table:style-name="Table20.A2" office:value-type="string">
            <text:p text:style-name="P51">Integer</text:p>
          </table:table-cell>
          <table:table-cell table:style-name="Table20.C2" office:value-type="string">
            <text:p text:style-name="P120">Primary Key</text:p>
          </table:table-cell>
        </table:table-row>
        <table:table-row>
          <table:table-cell table:style-name="Table20.A2" office:value-type="string">
            <text:p text:style-name="P51"><text:span text:style-name="T67">Speciality</text:span>_id</text:p>
          </table:table-cell>
          <table:table-cell table:style-name="Table20.A2" office:value-type="string">
            <text:p text:style-name="P51">Integer</text:p>
          </table:table-cell>
          <table:table-cell table:style-name="Table20.C2" office:value-type="string">
            <text:p text:style-name="P120">Foreign Key <text:span text:style-name="T122">to Speciality</text:span></text:p>
          </table:table-cell>
        </table:table-row>
        <table:table-row>
          <table:table-cell table:style-name="Table20.A2" office:value-type="string">
            <text:p text:style-name="P116"><text:span text:style-name="T133">Sub</text:span>Speciality</text:p>
          </table:table-cell>
          <table:table-cell table:style-name="Table20.A2" office:value-type="string">
            <text:p text:style-name="P52">Integer</text:p>
          </table:table-cell>
          <table:table-cell table:style-name="Table20.C2" office:value-type="string">
            <text:p text:style-name="P157">Foreign Key to SubSpeciality</text:p>
          </table:table-cell>
        </table:table-row>
      </table:table>
      <text:p text:style-name="P5"/>
      <text:p text:style-name="P22">Patient 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Attribute Name</text:p>
          </table:table-cell>
          <table:table-cell table:style-name="Table5.A1" office:value-type="string">
            <text:p text:style-name="P34">Datatype and Length</text:p>
          </table:table-cell>
          <table:table-cell table:style-name="Table5.C1" office:value-type="string">
            <text:p text:style-name="P34">Notes</text:p>
          </table:table-cell>
        </table:table-row>
        <table:table-row>
          <table:table-cell table:style-name="Table5.A2" office:value-type="string">
            <text:p text:style-name="P50"><text:span text:style-name="T87">Patient</text:span>_id</text:p>
          </table:table-cell>
          <table:table-cell table:style-name="Table5.A2" office:value-type="string">
            <text:p text:style-name="P50">Integer</text:p>
          </table:table-cell>
          <table:table-cell table:style-name="Table5.C2" office:value-type="string">
            <text:p text:style-name="P117">Primary Key</text:p>
          </table:table-cell>
        </table:table-row>
        <table:table-row>
          <table:table-cell table:style-name="Table5.A2" office:value-type="string">
            <text:p text:style-name="P39">First Name</text:p>
          </table:table-cell>
          <table:table-cell table:style-name="Table5.A2" office:value-type="string">
            <text:p text:style-name="P39">Varchar (<text:span text:style-name="T62">5</text:span>0)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39">Last Name</text:p>
          </table:table-cell>
          <table:table-cell table:style-name="Table5.A2" office:value-type="string">
            <text:p text:style-name="P39">Varchar (<text:span text:style-name="T62">5</text:span>0)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39">Email</text:p>
          </table:table-cell>
          <table:table-cell table:style-name="Table5.A2" office:value-type="string">
            <text:p text:style-name="P39">Varchar (<text:span text:style-name="T62">10</text:span>0)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39">Mobile</text:p>
          </table:table-cell>
          <table:table-cell table:style-name="Table5.A2" office:value-type="string">
            <text:p text:style-name="P39">Varchar(<text:span text:style-name="T62">2</text:span>0)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53">Gender</text:p>
          </table:table-cell>
          <table:table-cell table:style-name="Table5.A2" office:value-type="string">
            <text:p text:style-name="P70"><text:span text:style-name="T62">C</text:span><text:span text:style-name="T36">har(</text:span><text:span text:style-name="T37">1</text:span><text:span text:style-name="T36">)</text:span>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54">Age</text:p>
          </table:table-cell>
          <table:table-cell table:style-name="Table5.A2" office:value-type="string">
            <text:p text:style-name="P54">Number(3)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55">Date_of_Birth</text:p>
          </table:table-cell>
          <table:table-cell table:style-name="Table5.A2" office:value-type="string">
            <text:p text:style-name="P55">Date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56">Address</text:p>
          </table:table-cell>
          <table:table-cell table:style-name="Table5.A2" office:value-type="string">
            <text:p text:style-name="P56">Varchar(<text:span text:style-name="T63">20</text:span>0)</text:p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56">Parent/Guardian</text:p>
          </table:table-cell>
          <table:table-cell table:style-name="Table5.A2" office:value-type="string">
            <text:p text:style-name="P56">Varchar(<text:span text:style-name="T63">10</text:span>0)</text:p>
          </table:table-cell>
          <table:table-cell table:style-name="Table5.C2" office:value-type="string">
            <text:p text:style-name="P70"/>
          </table:table-cell>
        </table:table-row>
      </table:table>
      <text:p text:style-name="P1"/>
      <text:p text:style-name="P25"/>
      <text:p text:style-name="P23"><text:span text:style-name="T83">Schedule </text:span><text:span text:style-name="T48">(has a many-to-one relationship with Doctor and Location)</text:span> 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5">Attribute Name</text:p>
            <text:p text:style-name="P35"/>
          </table:table-cell>
          <table:table-cell table:style-name="Table12.A1" office:value-type="string">
            <text:p text:style-name="P35">Datatype and Length</text:p>
          </table:table-cell>
          <table:table-cell table:style-name="Table12.C1" office:value-type="string">
            <text:p text:style-name="P35">Notes</text:p>
          </table:table-cell>
        </table:table-row>
        <table:table-row>
          <table:table-cell table:style-name="Table12.A2" office:value-type="string">
            <text:p text:style-name="P121">Schedule_id</text:p>
          </table:table-cell>
          <table:table-cell table:style-name="Table12.A2" office:value-type="string">
            <text:p text:style-name="P121">Integer</text:p>
          </table:table-cell>
          <table:table-cell table:style-name="Table12.C2" office:value-type="string">
            <text:p text:style-name="P121">Primary Key</text:p>
          </table:table-cell>
        </table:table-row>
        <table:table-row>
          <table:table-cell table:style-name="Table12.A2" office:value-type="string">
            <text:p text:style-name="P122">From_Date</text:p>
          </table:table-cell>
          <table:table-cell table:style-name="Table12.A2" office:value-type="string">
            <text:p text:style-name="P122">Date</text:p>
          </table:table-cell>
          <table:table-cell table:style-name="Table12.C2" office:value-type="string">
            <text:p text:style-name="P128"/>
          </table:table-cell>
        </table:table-row>
        <table:table-row>
          <table:table-cell table:style-name="Table12.A2" office:value-type="string">
            <text:p text:style-name="P122">To_Date</text:p>
          </table:table-cell>
          <table:table-cell table:style-name="Table12.A2" office:value-type="string">
            <text:p text:style-name="P122">Date</text:p>
          </table:table-cell>
          <table:table-cell table:style-name="Table12.C2" office:value-type="string">
            <text:p text:style-name="P128"/>
          </table:table-cell>
        </table:table-row>
        <table:table-row>
          <table:table-cell table:style-name="Table12.A2" office:value-type="string">
            <text:p text:style-name="P40"><text:span text:style-name="T84">From_</text:span><text:span text:style-name="T85">T</text:span><text:span text:style-name="T84">ime</text:span></text:p>
          </table:table-cell>
          <table:table-cell table:style-name="Table12.A2" office:value-type="string">
            <text:p text:style-name="P122">Time</text:p>
          </table:table-cell>
          <table:table-cell table:style-name="Table12.C2" office:value-type="string">
            <text:p text:style-name="P128"/>
          </table:table-cell>
        </table:table-row>
        <table:table-row>
          <table:table-cell table:style-name="Table12.A2" office:value-type="string">
            <text:p text:style-name="P122">To_Time</text:p>
          </table:table-cell>
          <table:table-cell table:style-name="Table12.A2" office:value-type="string">
            <text:p text:style-name="P122">Time</text:p>
          </table:table-cell>
          <table:table-cell table:style-name="Table12.C2" office:value-type="string">
            <text:p text:style-name="P128"/>
          </table:table-cell>
        </table:table-row>
        <text:soft-page-break/>
        <table:table-row>
          <table:table-cell table:style-name="Table12.A2" office:value-type="string">
            <text:p text:style-name="P123">Location_id</text:p>
          </table:table-cell>
          <table:table-cell table:style-name="Table12.A2" office:value-type="string">
            <text:p text:style-name="P123">Integer</text:p>
          </table:table-cell>
          <table:table-cell table:style-name="Table12.C2" office:value-type="string">
            <text:p text:style-name="P123">Foreign Key <text:span text:style-name="T122">to Location</text:span></text:p>
          </table:table-cell>
        </table:table-row>
        <table:table-row>
          <table:table-cell table:style-name="Table12.A2" office:value-type="string">
            <text:p text:style-name="P124">Doctor_id</text:p>
          </table:table-cell>
          <table:table-cell table:style-name="Table12.A2" office:value-type="string">
            <text:p text:style-name="P124">Integer</text:p>
          </table:table-cell>
          <table:table-cell table:style-name="Table12.C2" office:value-type="string">
            <text:p text:style-name="P124">Foreign Key <text:span text:style-name="T122">to Doctor</text:span></text:p>
          </table:table-cell>
        </table:table-row>
        <table:table-row>
          <table:table-cell table:style-name="Table12.A2" office:value-type="string">
            <text:p text:style-name="P125">Description</text:p>
          </table:table-cell>
          <table:table-cell table:style-name="Table12.A2" office:value-type="string">
            <text:p text:style-name="P57">Varchar(<text:span text:style-name="T63">10</text:span>0)</text:p>
          </table:table-cell>
          <table:table-cell table:style-name="Table12.C2" office:value-type="string">
            <text:p text:style-name="P128"/>
          </table:table-cell>
        </table:table-row>
      </table:table>
      <text:p text:style-name="P3"/>
      <text:p text:style-name="P7"><text:span text:style-name="T20">Patient </text:span><text:span text:style-name="T23">Request </text:span><text:span text:style-name="T7">(has a many-to-one relationship with </text:span><text:span text:style-name="T9">Patient</text:span><text:span text:style-name="T7"> </text:span><text:span text:style-name="T15">and </text:span><text:span text:style-name="T16">Schedule</text:span><text:span text:style-name="T15"> </text:span><text:span text:style-name="T7">Table)</text:span>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36">Attribute Name</text:p>
            </table:table-cell>
            <table:table-cell table:style-name="Table6.A1" office:value-type="string">
              <text:p text:style-name="P36">Datatype and Length</text:p>
            </table:table-cell>
            <table:table-cell table:style-name="Table6.C1" office:value-type="string">
              <text:p text:style-name="P36">Notes</text:p>
            </table:table-cell>
          </table:table-row>
        </table:table-header-rows>
        <table:table-row>
          <table:table-cell table:style-name="Table6.A2" office:value-type="string">
            <text:p text:style-name="P58">Request_id</text:p>
          </table:table-cell>
          <table:table-cell table:style-name="Table6.A2" office:value-type="string">
            <text:p text:style-name="P58">Integer</text:p>
          </table:table-cell>
          <table:table-cell table:style-name="Table6.C2" office:value-type="string">
            <text:p text:style-name="P126">Primary Key</text:p>
          </table:table-cell>
        </table:table-row>
        <table:table-row>
          <table:table-cell table:style-name="Table6.A2" office:value-type="string">
            <text:p text:style-name="P58">Patient_id</text:p>
          </table:table-cell>
          <table:table-cell table:style-name="Table6.A2" office:value-type="string">
            <text:p text:style-name="P58">Integer</text:p>
          </table:table-cell>
          <table:table-cell table:style-name="Table6.C2" office:value-type="string">
            <text:p text:style-name="P146"><text:span text:style-name="T120">Foreign Key </text:span><text:span text:style-name="T121">to Patient</text:span></text:p>
          </table:table-cell>
        </table:table-row>
        <table:table-row>
          <table:table-cell table:style-name="Table6.A2" office:value-type="string">
            <text:p text:style-name="P58">Schedule_id</text:p>
          </table:table-cell>
          <table:table-cell table:style-name="Table6.A2" office:value-type="string">
            <text:p text:style-name="P58">Integer</text:p>
          </table:table-cell>
          <table:table-cell table:style-name="Table6.C2" office:value-type="string">
            <text:p text:style-name="P142">Foreign Key to Schedule</text:p>
          </table:table-cell>
        </table:table-row>
        <table:table-row>
          <table:table-cell table:style-name="Table6.A2" office:value-type="string">
            <text:p text:style-name="P59">Problem_History</text:p>
          </table:table-cell>
          <table:table-cell table:style-name="Table6.A2" office:value-type="string">
            <text:p text:style-name="P59">Varchar(<text:span text:style-name="T65">5</text:span><text:span text:style-name="T64">0</text:span>0)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60">Actual_Date_of_Consultation</text:p>
          </table:table-cell>
          <table:table-cell table:style-name="Table6.A2" office:value-type="string">
            <text:p text:style-name="P60">Date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60">Time_of_Consultation</text:p>
          </table:table-cell>
          <table:table-cell table:style-name="Table6.A2" office:value-type="string">
            <text:p text:style-name="P60">Time</text:p>
          </table:table-cell>
          <table:table-cell table:style-name="Table6.C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8">Status_type</text:p>
          </table:table-cell>
          <table:table-cell table:style-name="Table6.A2" office:value-type="string">
            <text:p text:style-name="P138">Character(10)</text:p>
          </table:table-cell>
          <table:table-cell table:style-name="Table6.C2" office:value-type="string">
            <text:p text:style-name="P129"><text:span text:style-name="T96">Is Pending, </text:span><text:span text:style-name="T118">Activated</text:span><text:span text:style-name="T96"> or </text:span><text:span text:style-name="T118">DeActivated</text:span><text:span text:style-name="T97"> </text:span><text:span text:style-name="T119">or Complete or DNA (Did not Attend)</text:span></text:p>
          </table:table-cell>
        </table:table-row>
        <table:table-row>
          <table:table-cell table:style-name="Table6.A2" office:value-type="string">
            <text:p text:style-name="P139">Status_Date</text:p>
          </table:table-cell>
          <table:table-cell table:style-name="Table6.A2" office:value-type="string">
            <text:p text:style-name="P139">Datetime</text:p>
          </table:table-cell>
          <table:table-cell table:style-name="Table6.C2" office:value-type="string">
            <text:p text:style-name="P129"><text:span text:style-name="T98">Date on which the status of a request changed.</text:span><text:span text:style-name="T99">.</text:span></text:p>
          </table:table-cell>
        </table:table-row>
      </table:table>
      <text:p text:style-name="P4"/>
      <text:p text:style-name="P28"><text:span text:style-name="T22">City</text:span><text:span text:style-name="T21">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4">Attribute Name</text:p>
          </table:table-cell>
          <table:table-cell table:style-name="Table7.A1" office:value-type="string">
            <text:p text:style-name="P34">Datatype and Length</text:p>
          </table:table-cell>
          <table:table-cell table:style-name="Table7.C1" office:value-type="string">
            <text:p text:style-name="P34">Notes</text:p>
          </table:table-cell>
        </table:table-row>
        <table:table-row>
          <table:table-cell table:style-name="Table7.A2" office:value-type="string">
            <text:p text:style-name="P70"><text:span text:style-name="T55">city_i</text:span><text:span text:style-name="T38">d</text:span></text:p>
          </table:table-cell>
          <table:table-cell table:style-name="Table7.A2" office:value-type="string">
            <text:p text:style-name="P61">Number</text:p>
          </table:table-cell>
          <table:table-cell table:style-name="Table7.C2" office:value-type="string">
            <text:p text:style-name="P63"><text:s/><text:span text:style-name="T88">Primary Key</text:span></text:p>
          </table:table-cell>
        </table:table-row>
        <table:table-row>
          <table:table-cell table:style-name="Table7.A2" office:value-type="string">
            <text:p text:style-name="P65">Lat</text:p>
          </table:table-cell>
          <table:table-cell table:style-name="Table7.A2" office:value-type="string">
            <text:p text:style-name="P61">Number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65">Long</text:p>
          </table:table-cell>
          <table:table-cell table:style-name="Table7.A2" office:value-type="string">
            <text:p text:style-name="P61">Number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65">City</text:p>
          </table:table-cell>
          <table:table-cell table:style-name="Table7.A2" office:value-type="string">
            <text:p text:style-name="P65">Varchar(50)</text:p>
          </table:table-cell>
          <table:table-cell table:style-name="Table7.C2" office:value-type="string">
            <text:p text:style-name="P140"><text:span text:style-name="T100">Create a </text:span><text:span text:style-name="T101">Unique</text:span><text:span text:style-name="T100"> Index for this field</text:span></text:p>
          </table:table-cell>
        </table:table-row>
      </table:table>
      <text:p text:style-name="P22"/>
      <text:p text:style-name="P28"><text:span text:style-name="T22">Location</text:span><text:span text:style-name="T21"> <text:s/></text:span><text:span text:style-name="T7">(has a many-to-one relationship with City Tab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4">Attribute Name</text:p>
          </table:table-cell>
          <table:table-cell table:style-name="Table8.A1" office:value-type="string">
            <text:p text:style-name="P34">Datatype and Length</text:p>
          </table:table-cell>
          <table:table-cell table:style-name="Table8.C1" office:value-type="string">
            <text:p text:style-name="P34">Notes</text:p>
          </table:table-cell>
        </table:table-row>
        <table:table-row>
          <table:table-cell table:style-name="Table8.A2" office:value-type="string">
            <text:p text:style-name="P70"><text:span text:style-name="T56">Location</text:span><text:span text:style-name="T55">_i</text:span><text:span text:style-name="T38">d</text:span></text:p>
          </table:table-cell>
          <table:table-cell table:style-name="Table8.A2" office:value-type="string">
            <text:p text:style-name="P61">Number</text:p>
          </table:table-cell>
          <table:table-cell table:style-name="Table8.C2" office:value-type="string">
            <text:p text:style-name="P63"><text:s/><text:span text:style-name="T113">Primary Key</text:span></text:p>
          </table:table-cell>
        </table:table-row>
        <table:table-row>
          <table:table-cell table:style-name="Table8.A2" office:value-type="string">
            <text:p text:style-name="P65">Lat</text:p>
          </table:table-cell>
          <table:table-cell table:style-name="Table8.A2" office:value-type="string">
            <text:p text:style-name="P61">Number</text:p>
          </table:table-cell>
          <table:table-cell table:style-name="Table8.C2" office:value-type="string">
            <text:p text:style-name="P70"/>
          </table:table-cell>
        </table:table-row>
        <table:table-row>
          <table:table-cell table:style-name="Table8.A2" office:value-type="string">
            <text:p text:style-name="P65">Long</text:p>
          </table:table-cell>
          <table:table-cell table:style-name="Table8.A2" office:value-type="string">
            <text:p text:style-name="P61">Number</text:p>
          </table:table-cell>
          <table:table-cell table:style-name="Table8.C2" office:value-type="string">
            <text:p text:style-name="P70"/>
          </table:table-cell>
        </table:table-row>
        <table:table-row>
          <table:table-cell table:style-name="Table8.A2" office:value-type="string">
            <text:p text:style-name="P67"><text:span text:style-name="T55">Cit</text:span><text:span text:style-name="T56">y_id</text:span></text:p>
          </table:table-cell>
          <table:table-cell table:style-name="Table8.A2" office:value-type="string">
            <text:p text:style-name="P68">Number</text:p>
          </table:table-cell>
          <table:table-cell table:style-name="Table8.C2" office:value-type="string">
            <text:p text:style-name="P66"><text:s/><text:span text:style-name="T102">Foreign Key to City</text:span></text:p>
          </table:table-cell>
        </table:table-row>
        <table:table-row>
          <table:table-cell table:style-name="Table8.A2" office:value-type="string">
            <text:p text:style-name="P69">Location</text:p>
          </table:table-cell>
          <table:table-cell table:style-name="Table8.A2" office:value-type="string">
            <text:p text:style-name="P65">Varchar(50)</text:p>
          </table:table-cell>
          <table:table-cell table:style-name="Table8.C2" office:value-type="string">
            <text:p text:style-name="P70"/>
          </table:table-cell>
        </table:table-row>
      </table:table>
      <text:p text:style-name="P18"/>
      <text:p text:style-name="P29"><text:span text:style-name="T31">Request_</text:span><text:span text:style-name="T30">Status_Change</text:span><text:span text:style-name="T21"> 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7">Attribute Name</text:p>
          </table:table-cell>
          <table:table-cell table:style-name="Table18.A1" office:value-type="string">
            <text:p text:style-name="P37">Datatype and Length</text:p>
          </table:table-cell>
          <table:table-cell table:style-name="Table18.C1" office:value-type="string">
            <text:p text:style-name="P37">Notes</text:p>
          </table:table-cell>
        </table:table-row>
        <table:table-row>
          <table:table-cell table:style-name="Table18.A2" office:value-type="string">
            <text:p text:style-name="P144"><text:span text:style-name="T112">Status_Change</text:span><text:span text:style-name="T55">_i</text:span><text:span text:style-name="T38">d</text:span></text:p>
          </table:table-cell>
          <table:table-cell table:style-name="Table18.A2" office:value-type="string">
            <text:p text:style-name="P62">Number</text:p>
          </table:table-cell>
          <table:table-cell table:style-name="Table18.C2" office:value-type="string">
            <text:p text:style-name="P64"><text:span text:style-name="T112">Primary Key</text:span> </text:p>
          </table:table-cell>
        </table:table-row>
        <table:table-row>
          <table:table-cell table:style-name="Table18.A2" office:value-type="string">
            <text:p text:style-name="P151">Status_from</text:p>
          </table:table-cell>
          <table:table-cell table:style-name="Table18.A2" office:value-type="string">
            <text:p text:style-name="P151">Varchar(20)</text:p>
          </table:table-cell>
          <table:table-cell table:style-name="Table18.C2" office:value-type="string">
            <text:p text:style-name="P144"/>
          </table:table-cell>
        </table:table-row>
        <table:table-row>
          <table:table-cell table:style-name="Table18.A2" office:value-type="string">
            <text:p text:style-name="P151">Status_to</text:p>
          </table:table-cell>
          <table:table-cell table:style-name="Table18.A2" office:value-type="string">
            <text:p text:style-name="P151">VarChar(20)</text:p>
          </table:table-cell>
          <table:table-cell table:style-name="Table18.C2" office:value-type="string">
            <text:p text:style-name="P144"/>
          </table:table-cell>
        </table:table-row>
        <table:table-row>
          <table:table-cell table:style-name="Table18.A2" office:value-type="string">
            <text:p text:style-name="P152">Actor</text:p>
          </table:table-cell>
          <table:table-cell table:style-name="Table18.A2" office:value-type="string">
            <text:p text:style-name="P151">Varchar(20)</text:p>
          </table:table-cell>
          <table:table-cell table:style-name="Table18.C2" office:value-type="string">
            <text:p text:style-name="P153">Can be one of Doctor, Patient, Administrator</text:p>
          </table:table-cell>
        </table:table-row>
      </table:table>
      <text:p text:style-name="P193"><text:s/></text:p>
      <text:h text:style-name="P200" text:outline-level="1"><text:span text:style-name="T103">Lifecycle of a Reques</text:span><text:span text:style-name="T35">t</text:span><text:span text:style-name="T1">.</text:span></text:h>
      <text:p text:style-name="P30"/>
      <text:p text:style-name="P10"><text:span text:style-name="T51">A Request has 5 Status' – Pending, Activated, DeActivated, Complete and DNA (Did not Arrive)</text:span><text:span text:style-name="T50">.</text:span></text:p>
      <text:p text:style-name="P33"/>
      <text:p text:style-name="P13"><text:span text:style-name="T104">Pending</text:span><text:span text:style-name="T51"><text:tab/>When a Request is first Created it is given this Status</text:span></text:p>
      <text:p text:style-name="P13"><text:span text:style-name="T104">Activated</text:span><text:span text:style-name="T51"><text:tab/>When a Request has been Activated by the Administrator it is given this Status</text:span></text:p>
      <text:p text:style-name="P13"><text:span text:style-name="T104">DeActivated</text:span><text:span text:style-name="T51"><text:tab/>When a Request has been DeActivated before the Schedule (by the Administrator or <text:tab/><text:tab/> the <text:s/>Patient) it is given this Status</text:span></text:p>
      <text:p text:style-name="P14"><text:span text:style-name="T104">Complete</text:span><text:span text:style-name="T51"><text:tab/>When </text:span><text:span text:style-name="T52">the Patient has attended the Clinic (Schedule) the Request is considered <text:tab/><text:tab/><text:tab/>Satisfied and closed</text:span></text:p>
      <text:p text:style-name="P14"><text:span text:style-name="T104">DNA</text:span><text:span text:style-name="T52"><text:tab/></text:span><text:span text:style-name="T51"><text:tab/>When </text:span><text:span text:style-name="T52">the Patient has NOT attended the Clinic (Schedule) the Request is considered <text:tab/><text:tab/>DNA and closed</text:span></text:p>
      <text:p text:style-name="P31"/>
      <text:p text:style-name="P31"/>
      <text:p text:style-name="P31"/>
      <text:p text:style-name="P32"><draw:g text:anchor-type="paragraph" draw:z-index="0" draw:style-name="gr1"><draw:ellipse draw:style-name="gr2" draw:text-style-name="P201" svg:width="3.89cm" svg:height="1.398cm" svg:x="5.92cm" svg:y="-0.326cm"><text:p text:style-name="P201">Pending</text:p></draw:ellipse><draw:line draw:style-name="gr3" draw:text-style-name="P201" svg:x1="7.772cm" svg:y1="4.971cm" svg:x2="7.772cm" svg:y2="1.071cm"><text:p/></draw:line><draw:ellipse draw:style-name="gr2" draw:text-style-name="P201" svg:width="3.89cm" svg:height="1.398cm" svg:x="10.233cm" svg:y="2.346cm"><text:p text:style-name="P201">Activated</text:p></draw:ellipse><draw:ellipse draw:style-name="gr2" draw:text-style-name="P201" svg:width="3.89cm" svg:height="1.398cm" svg:x="5.92cm" svg:y="4.807cm"><text:p text:style-name="P201">DeActivated</text:p></draw:ellipse><draw:line draw:style-name="gr3" draw:text-style-name="P201" svg:x1="12.058cm" svg:y1="2.346cm" svg:x2="9.624cm" svg:y2="0.674cm"><text:p/></draw:line><draw:line draw:style-name="gr3" draw:text-style-name="P201" svg:x1="9.809cm" svg:y1="5.278cm" svg:x2="12.323cm" svg:y2="3.743cm"><text:p/></draw:line><draw:line draw:style-name="gr3" draw:text-style-name="P201" svg:x1="15.528cm" svg:y1="1.362cm" svg:x2="13.993cm" svg:y2="2.897cm"><text:p/></draw:line><draw:line draw:style-name="gr3" draw:text-style-name="P201" svg:x1="15.501cm" svg:y1="4.616cm" svg:x2="13.94cm" svg:y2="3.399cm"><text:p/></draw:line><draw:ellipse draw:style-name="gr2" draw:text-style-name="P201" svg:width="3.89cm" svg:height="1.398cm" svg:x="14.254cm" svg:y="-0.035cm"><text:p text:style-name="P201">Complete</text:p></draw:ellipse><draw:ellipse draw:style-name="gr2" draw:text-style-name="P201" svg:width="3.89cm" svg:height="1.398cm" svg:x="14.281cm" svg:y="4.616cm"><text:p text:style-name="P201">DNA</text:p></draw:ellipse></draw:g>DNA – Did not Attend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rows-spanned="2" office:value-type="string">
            <text:p text:style-name="P79">Actor</text:p>
          </table:table-cell>
          <table:table-cell table:style-name="Table15.A1" table:number-rows-spanned="2" office:value-type="string">
            <text:p text:style-name="P79">Use Case</text:p>
          </table:table-cell>
          <table:table-cell table:style-name="Table15.C1" table:number-columns-spanned="2" office:value-type="string">
            <text:p text:style-name="P80">Status Transition</text:p>
          </table:table-cell>
          <table:covered-table-cell/>
        </table:table-row>
        <table:table-row>
          <table:covered-table-cell/>
          <table:covered-table-cell/>
          <table:table-cell table:style-name="Table15.C2" office:value-type="string">
            <text:p text:style-name="P79">Status From</text:p>
          </table:table-cell>
          <table:table-cell table:style-name="Table15.D2" office:value-type="string">
            <text:p text:style-name="P79">Status To</text:p>
          </table:table-cell>
        </table:table-row>
        <table:table-row>
          <table:table-cell table:style-name="Table15.C2" office:value-type="string">
            <text:p text:style-name="P154">Patient</text:p>
          </table:table-cell>
          <table:table-cell table:style-name="Table15.C2" office:value-type="string">
            <text:p text:style-name="P154">Add a Request</text:p>
          </table:table-cell>
          <table:table-cell table:style-name="Table15.C2" office:value-type="string">
            <text:p text:style-name="P154">None</text:p>
          </table:table-cell>
          <table:table-cell table:style-name="Table15.D2" office:value-type="string">
            <text:p text:style-name="P154">Pending</text:p>
          </table:table-cell>
        </table:table-row>
        <table:table-row>
          <table:table-cell table:style-name="Table15.C2" office:value-type="string">
            <text:p text:style-name="P154">Administrator, Doctor</text:p>
          </table:table-cell>
          <table:table-cell table:style-name="Table15.C2" office:value-type="string">
            <text:p text:style-name="P154">Approve a Request</text:p>
          </table:table-cell>
          <table:table-cell table:style-name="Table15.C2" office:value-type="string">
            <text:p text:style-name="P154">Pending</text:p>
          </table:table-cell>
          <table:table-cell table:style-name="Table15.D2" office:value-type="string">
            <text:p text:style-name="P154">Activated</text:p>
          </table:table-cell>
        </table:table-row>
        <table:table-row>
          <table:table-cell table:style-name="Table15.C2" office:value-type="string">
            <text:p text:style-name="P154">Administrator, Doctor, Patient</text:p>
          </table:table-cell>
          <table:table-cell table:style-name="Table15.C2" office:value-type="string">
            <text:p text:style-name="P154">Modify a Request</text:p>
          </table:table-cell>
          <table:table-cell table:style-name="Table15.C2" office:value-type="string">
            <text:p text:style-name="P154">Pending</text:p>
          </table:table-cell>
          <table:table-cell table:style-name="Table15.D2" office:value-type="string">
            <text:p text:style-name="P154">DeActivated</text:p>
          </table:table-cell>
        </table:table-row>
        <table:table-row>
          <table:table-cell table:style-name="Table15.C2" office:value-type="string">
            <text:p text:style-name="P154">Patient</text:p>
          </table:table-cell>
          <table:table-cell table:style-name="Table15.C2" office:value-type="string">
            <text:p text:style-name="P154">Modify a Request</text:p>
          </table:table-cell>
          <table:table-cell table:style-name="Table15.C2" office:value-type="string">
            <text:p text:style-name="P154">Activated</text:p>
          </table:table-cell>
          <table:table-cell table:style-name="Table15.D2" office:value-type="string">
            <text:p text:style-name="P154">DeActivated</text:p>
          </table:table-cell>
        </table:table-row>
        <table:table-row>
          <table:table-cell table:style-name="Table15.C2" office:value-type="string">
            <text:p text:style-name="P155">Administrator, Doctor</text:p>
          </table:table-cell>
          <table:table-cell table:style-name="Table15.C2" office:value-type="string">
            <text:p text:style-name="P155">Complete a Request</text:p>
          </table:table-cell>
          <table:table-cell table:style-name="Table15.C2" office:value-type="string">
            <text:p text:style-name="P155">Activated</text:p>
          </table:table-cell>
          <table:table-cell table:style-name="Table15.D2" office:value-type="string">
            <text:p text:style-name="P155">Complete</text:p>
          </table:table-cell>
        </table:table-row>
        <table:table-row>
          <table:table-cell table:style-name="Table15.C2" office:value-type="string">
            <text:p text:style-name="P155">Administrator, Doctor</text:p>
          </table:table-cell>
          <table:table-cell table:style-name="Table15.C2" office:value-type="string">
            <text:p text:style-name="P155">Complete a Request</text:p>
          </table:table-cell>
          <table:table-cell table:style-name="Table15.C2" office:value-type="string">
            <text:p text:style-name="P155">Activated</text:p>
          </table:table-cell>
          <table:table-cell table:style-name="Table15.D2" office:value-type="string">
            <text:p text:style-name="P155">DNA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ee </meta:initial-creator>
    <meta:creation-date>2013-08-13T12:20:51</meta:creation-date>
    <dc:date>2013-09-18T12:15:30</dc:date>
    <dc:creator>Yousee </dc:creator>
    <meta:editing-duration>PT12H13M9S</meta:editing-duration>
    <meta:editing-cycles>275</meta:editing-cycles>
    <meta:generator>LibreOffice/4.0.2.2$Linux_X86_64 LibreOffice_project/400m0$Build-2</meta:generator>
    <meta:document-statistic meta:table-count="20" meta:image-count="0" meta:object-count="0" meta:page-count="8" meta:paragraph-count="388" meta:word-count="1801" meta:character-count="11419" meta:non-whitespace-character-count="9939"/>
  </office:meta>
</office:document-meta>
</file>